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1.129cm" fo:margin-right="0cm" fo:line-height="100%" fo:orphans="0" fo:widows="0" fo:text-indent="-1.129cm" style:auto-text-indent="false"/>
    </style:style>
    <style:style style:name="P2" style:family="paragraph" style:parent-style-name="Title" style:master-page-name="Standard">
      <style:paragraph-properties style:page-number="auto"/>
    </style:style>
    <style:style style:name="T1" style:family="text">
      <style:text-properties style:font-name-complex="Calibri1"/>
    </style:style>
    <style:style style:name="T2" style:family="text">
      <style:text-properties style:font-name-complex="Calibri1" style:font-size-complex="12pt"/>
    </style:style>
    <style:style style:name="T3" style:family="text">
      <style:text-properties fo:font-style="italic" style:font-style-asian="italic" style:font-name-complex="Calibri1" style:font-size-complex="12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ferences used in TMAP document</text:p>
      <text:p text:style-name="Standard"/>
      <text:h text:style-name="Heading_20_1" text:outline-level="1">Citations</text:h>
      <text:p text:style-name="Standard"><field:fieldmark-start text:name="Bookmark" field:type="ADDIN CSL_CITATION {&quot;citationItems&quot;:[{&quot;id&quot;:&quot;ITEM-1&quot;,&quot;itemData&quot;:{&quot;DOI&quot;:&quot;10.1016/j.addma.2015.07.001&quot;,&quot;ISSN&quot;:&quot;22148604&quot;,&quot;abstract&quot;:&quot;Laser-based additive manufacturing (LBAM) processes can be utilized to generate functional parts (or prototypes) from the ground-up via layer-wise cladding - providing an opportunity to generate complex-shaped, functionally graded or custom-tailored parts that can be utilized for a variety of engineering applications. Directed Energy Deposition (DED), utilizes a concentrated heat source, which may be a laser or electron beam, with in situ delivery of powder- or wire-shaped material for subsequent melting to accomplish layer-by-layer part fabrication or single-to-multi layer cladding/repair. Direct Laser Deposition (DLD), a form of DED, has been investigated heavily in the last several years as it provides the potential to (i) rapidly prototype metallic parts, (ii) produce complex and customized parts, (iii) clad/repair precious metallic components and (iv) manufacture/repair in remote or logistically weak locations. DLD and Powder Bed Fusion-Laser (PBF-L) are two common LBAM processes for additive metal part fabrication and are currently demonstrating their ability to revolutionize the manufacturing industry; breaking barriers imposed via traditional, 'subtractive' metalworking processes.This article provides an overview of the major advancements, challenges and physical attributes related to DLD, and is one of two Parts focused specifically on DLD. Part I (this article) focuses on describing the thermal/fluidic phenomena during the powder-fed DLD process, while Part II focuses on the mechanical properties and microstructure of parts manufactured via DLD. In this current article, a selection of recent research efforts - including methodology, models and experimental results - will be provided in order to educate the reader of the thermal/fluidic processes that occur during DLD, as well as providing important background information relevant to DLD as a whole. The thermal/fluid phenomena inherent to DLD directly influence the solidification heat transfer which thus impacts the part's microstructure and associated thermo-mechanical properties. A thorough understanding of the thermal/fluid aspects inherent to DLD is vital for optimizing the DLD process and ensuring consistent, high-quality parts.&quot;,&quot;author&quot;:[{&quot;dropping-particle&quot;:&quot;&quot;,&quot;family&quot;:&quot;Thompson&quot;,&quot;given&quot;:&quot;Scott M.&quot;,&quot;non-dropping-particle&quot;:&quot;&quot;,&quot;parse-names&quot;:false,&quot;suffix&quot;:&quot;&quot;},{&quot;dropping-particle&quot;:&quot;&quot;,&quot;family&quot;:&quot;Bian&quot;,&quot;given&quot;:&quot;Linkan&quot;,&quot;non-dropping-particle&quot;:&quot;&quot;,&quot;parse-names&quot;:false,&quot;suffix&quot;:&quot;&quot;},{&quot;dropping-particle&quot;:&quot;&quot;,&quot;family&quot;:&quot;Shamsaei&quot;,&quot;given&quot;:&quot;Nima&quot;,&quot;non-dropping-particle&quot;:&quot;&quot;,&quot;parse-names&quot;:false,&quot;suffix&quot;:&quot;&quot;},{&quot;dropping-particle&quot;:&quot;&quot;,&quot;family&quot;:&quot;Yadollahi&quot;,&quot;given&quot;:&quot;Aref&quot;,&quot;non-dropping-particle&quot;:&quot;&quot;,&quot;parse-names&quot;:false,&quot;suffix&quot;:&quot;&quot;}],&quot;container-title&quot;:&quot;Additive Manufacturing&quot;,&quot;id&quot;:&quot;ITEM-1&quot;,&quot;issued&quot;:{&quot;date-parts&quot;:[[&quot;2015&quot;]]},&quot;page&quot;:&quot;36-62&quot;,&quot;publisher&quot;:&quot;Elsevier B.V.&quot;,&quot;title&quot;:&quot;An overview of Direct Laser Deposition for additive manufacturing; Part I: Transport phenomena, modeling and diagnostics&quot;,&quot;type&quot;:&quot;article-journal&quot;,&quot;volume&quot;:&quot;8&quot;},&quot;uris&quot;:[&quot;http://www.mendeley.com/documents/?uuid=992375d5-709e-4994-8c14-3ae5ba0e9f7f&quot;]}],&quot;mendeley&quot;:{&quot;formattedCitation&quot;:&quot;[1]&quot;,&quot;plainTextFormattedCitation&quot;:&quot;[1]&quot;,&quot;previouslyFormattedCitation&quot;:&quot;[1]&quot;},&quot;properties&quot;:{&quot;noteIndex&quot;:0},&quot;schema&quot;:&quot;https://github.com/citation-style-language/schema/raw/master/csl-citation.json&quot;}"/>[1]<field:fieldmark-end/>, <field:fieldmark-start text:name="Bookmark1" field:type="ADDIN CSL_CITATION {&quot;citationItems&quot;:[{&quot;id&quot;:&quot;ITEM-1&quot;,&quot;itemData&quot;:{&quot;DOI&quot;:&quot;10.1016/j.pmatsci.2017.10.001&quot;,&quot;ISSN&quot;:&quot;00796425&quot;,&quot;abstract&quot;:&quot;Since its inception, significant progress has been made in understanding additive manufacturing (AM) processes and the structure and properties of the fabricated metallic components. Because the field is rapidly evolving, a periodic critical assessment of our understanding is useful and this paper seeks to address this need. It covers the emerging research on AM of metallic materials and provides a comprehensive overview of the physical processes and the underlying science of metallurgical structure and properties of the deposited parts. The uniqueness of this review includes substantive discussions on refractory alloys, precious metals and compositionally graded alloys, a succinct comparison of AM with welding and a critical examination of the printability of various engineering alloys based on experiments and theory. An assessment of the status of the field, the gaps in the scientific understanding and the research needs for the expansion of AM of metallic components are provided.&quot;,&quot;author&quot;:[{&quot;dropping-particle&quot;:&quot;&quot;,&quot;family&quot;:&quot;DebRoy&quot;,&quot;given&quot;:&quot;T.&quot;,&quot;non-dropping-particle&quot;:&quot;&quot;,&quot;parse-names&quot;:false,&quot;suffix&quot;:&quot;&quot;},{&quot;dropping-particle&quot;:&quot;&quot;,&quot;family&quot;:&quot;Wei&quot;,&quot;given&quot;:&quot;H. L.&quot;,&quot;non-dropping-particle&quot;:&quot;&quot;,&quot;parse-names&quot;:false,&quot;suffix&quot;:&quot;&quot;},{&quot;dropping-particle&quot;:&quot;&quot;,&quot;family&quot;:&quot;Zuback&quot;,&quot;given&quot;:&quot;J. S.&quot;,&quot;non-dropping-particle&quot;:&quot;&quot;,&quot;parse-names&quot;:false,&quot;suffix&quot;:&quot;&quot;},{&quot;dropping-particle&quot;:&quot;&quot;,&quot;family&quot;:&quot;Mukherjee&quot;,&quot;given&quot;:&quot;T.&quot;,&quot;non-dropping-particle&quot;:&quot;&quot;,&quot;parse-names&quot;:false,&quot;suffix&quot;:&quot;&quot;},{&quot;dropping-particle&quot;:&quot;&quot;,&quot;family&quot;:&quot;Elmer&quot;,&quot;given&quot;:&quot;J. W.&quot;,&quot;non-dropping-particle&quot;:&quot;&quot;,&quot;parse-names&quot;:false,&quot;suffix&quot;:&quot;&quot;},{&quot;dropping-particle&quot;:&quot;&quot;,&quot;family&quot;:&quot;Milewski&quot;,&quot;given&quot;:&quot;J. O.&quot;,&quot;non-dropping-particle&quot;:&quot;&quot;,&quot;parse-names&quot;:false,&quot;suffix&quot;:&quot;&quot;},{&quot;dropping-particle&quot;:&quot;&quot;,&quot;family&quot;:&quot;Beese&quot;,&quot;given&quot;:&quot;A. M.&quot;,&quot;non-dropping-particle&quot;:&quot;&quot;,&quot;parse-names&quot;:false,&quot;suffix&quot;:&quot;&quot;},{&quot;dropping-particle&quot;:&quot;&quot;,&quot;family&quot;:&quot;Wilson-Heid&quot;,&quot;given&quot;:&quot;A.&quot;,&quot;non-dropping-particle&quot;:&quot;&quot;,&quot;parse-names&quot;:false,&quot;suffix&quot;:&quot;&quot;},{&quot;dropping-particle&quot;:&quot;&quot;,&quot;family&quot;:&quot;De&quot;,&quot;given&quot;:&quot;A.&quot;,&quot;non-dropping-particle&quot;:&quot;&quot;,&quot;parse-names&quot;:false,&quot;suffix&quot;:&quot;&quot;},{&quot;dropping-particle&quot;:&quot;&quot;,&quot;family&quot;:&quot;Zhang&quot;,&quot;given&quot;:&quot;W.&quot;,&quot;non-dropping-particle&quot;:&quot;&quot;,&quot;parse-names&quot;:false,&quot;suffix&quot;:&quot;&quot;}],&quot;container-title&quot;:&quot;Progress in Materials Science&quot;,&quot;id&quot;:&quot;ITEM-1&quot;,&quot;issued&quot;:{&quot;date-parts&quot;:[[&quot;2017&quot;]]},&quot;page&quot;:&quot;112-224&quot;,&quot;title&quot;:&quot;Additive manufacturing of metallic components – Process, structure and properties&quot;,&quot;type&quot;:&quot;article-journal&quot;,&quot;volume&quot;:&quot;92&quot;},&quot;uris&quot;:[&quot;http://www.mendeley.com/documents/?uuid=eafe1a29-9e70-4037-a697-7de6e113c849&quot;]}],&quot;mendeley&quot;:{&quot;formattedCitation&quot;:&quot;[2]&quot;,&quot;plainTextFormattedCitation&quot;:&quot;[2]&quot;,&quot;previouslyFormattedCitation&quot;:&quot;[2]&quot;},&quot;properties&quot;:{&quot;noteIndex&quot;:0},&quot;schema&quot;:&quot;https://github.com/citation-style-language/schema/raw/master/csl-citation.json&quot;}"/>[2]<field:fieldmark-end/>, <field:fieldmark-start text:name="Bookmark2" field:type="ADDIN CSL_CITATION {&quot;citationItems&quot;:[{&quot;id&quot;:&quot;ITEM-1&quot;,&quot;itemData&quot;:{&quot;DOI&quot;:&quot;10.1016/j.matdes.2016.05.045&quot;,&quot;ISSN&quot;:&quot;18734197&quot;,&quot;abstract&quot;:&quot;A series of Ti-6Al-4V wall structures were additively manufactured (AM) using directed energy deposition (DED) with similar processing parameters and build paths to investigate the role of geometry on the resulting as-deposited microstructure and mechanical properties. While the aggregated tensile strengths (1049 ± 37 MPa), yield strengths (936 ± 43 MPa), and elongations (18 ± 4%) were relatively consistent, a more in-depth statistical analysis revealed statistically significant relationships between the resulting mechanical properties and the orientation with respect to the build direction. Tensile samples with the long dimension parallel to the substrate exhibited a higher average tensile strength than samples with the long dimension perpendicular to the substrate. In addition, the tensile strengths from thick multi pass wall structures were significantly higher than thin single pass wall structures. Finally, the tensile strengths decreased with increasing height above the substrate within the wall structures. Most of the observed differences in mechanical behavior can be attributed to differences observed in the average prior β grain sizes and shapes that impact the amounts of boundary strengthening within the structures. In addition, qualitative differences within the microstructure were observed at different locations within individual builds and correlated with changes in tensile strength.&quot;,&quot;author&quot;:[{&quot;dropping-particle&quot;:&quot;&quot;,&quot;family&quot;:&quot;Keist&quot;,&quot;given&quot;:&quot;Jayme S.&quot;,&quot;non-dropping-particle&quot;:&quot;&quot;,&quot;parse-names&quot;:false,&quot;suffix&quot;:&quot;&quot;},{&quot;dropping-particle&quot;:&quot;&quot;,&quot;family&quot;:&quot;Palmer&quot;,&quot;given&quot;:&quot;Todd A.&quot;,&quot;non-dropping-particle&quot;:&quot;&quot;,&quot;parse-names&quot;:false,&quot;suffix&quot;:&quot;&quot;}],&quot;container-title&quot;:&quot;Materials and Design&quot;,&quot;id&quot;:&quot;ITEM-1&quot;,&quot;issued&quot;:{&quot;date-parts&quot;:[[&quot;2016&quot;]]},&quot;page&quot;:&quot;482-494&quot;,&quot;publisher&quot;:&quot;Elsevier B.V.&quot;,&quot;title&quot;:&quot;Role of geometry on properties of additively manufactured Ti-6Al-4V structures fabricated using laser based directed energy deposition&quot;,&quot;type&quot;:&quot;article-journal&quot;,&quot;volume&quot;:&quot;106&quot;},&quot;uris&quot;:[&quot;http://www.mendeley.com/documents/?uuid=1d63138a-1866-480c-a689-1efa2172748a&quot;]}],&quot;mendeley&quot;:{&quot;formattedCitation&quot;:&quot;[3]&quot;,&quot;plainTextFormattedCitation&quot;:&quot;[3]&quot;,&quot;previouslyFormattedCitation&quot;:&quot;[3]&quot;},&quot;properties&quot;:{&quot;noteIndex&quot;:0},&quot;schema&quot;:&quot;https://github.com/citation-style-language/schema/raw/master/csl-citation.json&quot;}"/>[3]<field:fieldmark-end/>, <field:fieldmark-start text:name="Bookmark3" field:type="ADDIN CSL_CITATION {&quot;citationItems&quot;:[{&quot;id&quot;:&quot;ITEM-1&quot;,&quot;itemData&quot;:{&quot;abstract&quot;:&quot;To improve the surface properties of metallic mechanical parts, such as the resistance against wear and corrosion, several thermal surface treatments are available; for instance, flame spraying, plasma spraying and arc welding are established techniques. Characteristic for these techniques is the application of a surface layer with the required properties on top of a cheap material without those properties. Depending on the applied technique, common problems are a combination of a poor bonding of the applied surface layer to the base material, the occurrence of porosity, the thermal distortion of the workpiece, the mixing of the surface layer with the base material and the inability of a very local treatment. One of the techniques that overcomes these problems is laser cladding. Laser cladding has been defined as “a process which is used to fuse with a laser beam another material which has different metallurgical properties on a substrate, whereby only a very thin layer of the substrate has to be melted in order to achieve metallurgical bonding with minimal dilution of added material and substrate in order to maintain the original properties of the coating material” [Komvopoulos, 1990]. Laser cladding has established itself in practice. Well known applications include the improvement of the wear resistance of diesel engine exhaust valves, the enhancement of the corrosion resistance of gas turbine blades and the repair of dies and inserts. The high-quality surface layers that can be produced by laser cladding only, make it a strategic technique. The importance of this technique was also recognised by the Dutch Ministry of Economic Affairs. As the laser cladding technique was virtually unknown in the local industry, they sponsored a project that should introduce this technology into the Dutch industry. As the available knowledge at the start of the project was negligible, the projected started with an extensive literature research (chapter 2). This was followed by some series of experiments which contributed to a better understanding of the process and gave insight in the mechanisms that rule laser cladding. It was clear then that a successful introduction of laser cladding into industry could only be achieved by making the process less empirical and by developing industrial applications that can serve as an example. Therefore, more experiments had to be performed. Some tools had to be employed to enhance the process knowledge and to support the developme…&quot;,&quot;author&quot;:[{&quot;dropping-particle&quot;:&quot;&quot;,&quot;family&quot;:&quot;Schneider&quot;,&quot;given&quot;:&quot;Marcel&quot;,&quot;non-dropping-particle&quot;:&quot;&quot;,&quot;parse-names&quot;:false,&quot;suffix&quot;:&quot;&quot;}],&quot;container-title&quot;:&quot;Twente (Netherlands), University, Dissetation&quot;,&quot;id&quot;:&quot;ITEM-1&quot;,&quot;issued&quot;:{&quot;date-parts&quot;:[[&quot;1998&quot;]]},&quot;title&quot;:&quot;Laser clading with powder effect of some machining parameters on clad properties&quot;,&quot;type&quot;:&quot;thesis&quot;},&quot;uris&quot;:[&quot;http://www.mendeley.com/documents/?uuid=d08f7647-099a-44c3-9d6a-5da50d7ce4df&quot;]}],&quot;mendeley&quot;:{&quot;formattedCitation&quot;:&quot;[4]&quot;,&quot;plainTextFormattedCitation&quot;:&quot;[4]&quot;,&quot;previouslyFormattedCitation&quot;:&quot;[4]&quot;},&quot;properties&quot;:{&quot;noteIndex&quot;:0},&quot;schema&quot;:&quot;https://github.com/citation-style-language/schema/raw/master/csl-citation.json&quot;}"/>[4]<field:fieldmark-end/> p.41, <field:fieldmark-start text:name="Bookmark4" field:type="ADDIN CSL_CITATION {&quot;citationItems&quot;:[{&quot;id&quot;:&quot;ITEM-1&quot;,&quot;itemData&quot;:{&quot;DOI&quot;:&quot;10.1088/0965-0393/13/1/004&quot;,&quot;ISSN&quot;:&quot;0965-0393&quot;,&quot;author&quot;:[{&quot;dropping-particle&quot;:&quot;&quot;,&quot;family&quot;:&quot;Huang&quot;,&quot;given&quot;:&quot;Yan-Lu&quot;,&quot;non-dropping-particle&quot;:&quot;&quot;,&quot;parse-names&quot;:false,&quot;suffix&quot;:&quot;&quot;},{&quot;dropping-particle&quot;:&quot;&quot;,&quot;family&quot;:&quot;Liang&quot;,&quot;given&quot;:&quot;Gong-Ying&quot;,&quot;non-dropping-particle&quot;:&quot;&quot;,&quot;parse-names&quot;:false,&quot;suffix&quot;:&quot;&quot;},{&quot;dropping-particle&quot;:&quot;&quot;,&quot;family&quot;:&quot;Su&quot;,&quot;given&quot;:&quot;Jun-Yi&quot;,&quot;non-dropping-particle&quot;:&quot;&quot;,&quot;parse-names&quot;:false,&quot;suffix&quot;:&quot;&quot;},{&quot;dropping-particle&quot;:&quot;&quot;,&quot;family&quot;:&quot;Li&quot;,&quot;given&quot;:&quot;Jian-Guo&quot;,&quot;non-dropping-particle&quot;:&quot;&quot;,&quot;parse-names&quot;:false,&quot;suffix&quot;:&quot;&quot;}],&quot;container-title&quot;:&quot;Modelling and Simulation in Materials Science and Engineering&quot;,&quot;id&quot;:&quot;ITEM-1&quot;,&quot;issue&quot;:&quot;1&quot;,&quot;issued&quot;:{&quot;date-parts&quot;:[[&quot;2005&quot;,&quot;1&quot;,&quot;1&quot;]]},&quot;page&quot;:&quot;47-56&quot;,&quot;title&quot;:&quot;Interaction between laser beam and powder stream in the process of laser cladding with powder feeding&quot;,&quot;type&quot;:&quot;article-journal&quot;,&quot;volume&quot;:&quot;13&quot;},&quot;uris&quot;:[&quot;http://www.mendeley.com/documents/?uuid=5ac997c0-6d0b-3cdb-8511-d0545526467c&quot;]}],&quot;mendeley&quot;:{&quot;formattedCitation&quot;:&quot;[5]&quot;,&quot;plainTextFormattedCitation&quot;:&quot;[5]&quot;,&quot;previouslyFormattedCitation&quot;:&quot;[5]&quot;},&quot;properties&quot;:{&quot;noteIndex&quot;:0},&quot;schema&quot;:&quot;https://github.com/citation-style-language/schema/raw/master/csl-citation.json&quot;}"/>[5]<field:fieldmark-end/> p.32, <field:fieldmark-start text:name="Bookmark5" field:type="ADDIN CSL_CITATION {&quot;citationItems&quot;:[{&quot;id&quot;:&quot;ITEM-1&quot;,&quot;itemData&quot;:{&quot;author&quot;:[{&quot;dropping-particle&quot;:&quot;de&quot;,&quot;family&quot;:&quot;Souza&quot;,&quot;given&quot;:&quot;Jurandir Marcos Sá&quot;,&quot;non-dropping-particle&quot;:&quot;&quot;,&quot;parse-names&quot;:false,&quot;suffix&quot;:&quot;&quot;},{&quot;dropping-particle&quot;:&quot;&quot;,&quot;family&quot;:&quot;Gomes&quot;,&quot;given&quot;:&quot;Rafael&quot;,&quot;non-dropping-particle&quot;:&quot;&quot;,&quot;parse-names&quot;:false,&quot;suffix&quot;:&quot;&quot;},{&quot;dropping-particle&quot;:&quot;&quot;,&quot;family&quot;:&quot;Silva&quot;,&quot;given&quot;:&quot;Nunes&quot;,&quot;non-dropping-particle&quot;:&quot;&quot;,&quot;parse-names&quot;:false,&quot;suffix&quot;:&quot;&quot;},{&quot;dropping-particle&quot;:&quot;&quot;,&quot;family&quot;:&quot;Pereira&quot;,&quot;given&quot;:&quot;Milton&quot;,&quot;non-dropping-particle&quot;:&quot;&quot;,&quot;parse-names&quot;:false,&quot;suffix&quot;:&quot;&quot;},{&quot;dropping-particle&quot;:&quot;&quot;,&quot;family&quot;:&quot;Amaral&quot;,&quot;given&quot;:&quot;Calil&quot;,&quot;non-dropping-particle&quot;:&quot;&quot;,&quot;parse-names&quot;:false,&quot;suffix&quot;:&quot;&quot;}],&quot;id&quot;:&quot;ITEM-1&quot;,&quot;issue&quot;:&quot;Lmd&quot;,&quot;issued&quot;:{&quot;date-parts&quot;:[[&quot;2019&quot;]]},&quot;title&quot;:&quot;TRIBOLOGICAL EVALUATION OF NI-CR-B-SI COATINGS DEPOSITED BY LASER METAL DEPOSITION AND TREATED BY LASER&quot;,&quot;type&quot;:&quot;article-journal&quot;},&quot;uris&quot;:[&quot;http://www.mendeley.com/documents/?uuid=97605afa-dc09-4d01-aed3-1ebc613829e3&quot;]}],&quot;mendeley&quot;:{&quot;formattedCitation&quot;:&quot;[6]&quot;,&quot;plainTextFormattedCitation&quot;:&quot;[6]&quot;,&quot;previouslyFormattedCitation&quot;:&quot;[6]&quot;},&quot;properties&quot;:{&quot;noteIndex&quot;:0},&quot;schema&quot;:&quot;https://github.com/citation-style-language/schema/raw/master/csl-citation.json&quot;}"/>[6]<field:fieldmark-end/> p.3, <field:fieldmark-start text:name="Bookmark6" field:type="ADDIN CSL_CITATION {&quot;citationItems&quot;:[{&quot;id&quot;:&quot;ITEM-1&quot;,&quot;itemData&quot;:{&quot;abstract&quot;:&quot;Powder fed laser based Directed Energy Deposition (DED) is an emerging technology in the field of additive manufacturing, accounting for a variety of attractive features when compared to other metal additive manufacturing techniques. Its potential to fill the gaps between product development, prototyping and production of highly optimized parts are remarkable, but the inherent complexity of the process still raises relevant questions that need to be addressed. In the present work, the technology is introduced, the process dynamics is briefly described and key input and output aspects of the process, specially a fundamental laser characteristic, are discussed based on experiments documented in a relevant research.&quot;,&quot;author&quot;:[{&quot;dropping-particle&quot;:&quot;&quot;,&quot;family&quot;:&quot;Amaral&quot;,&quot;given&quot;:&quot;Calil&quot;,&quot;non-dropping-particle&quot;:&quot;&quot;,&quot;parse-names&quot;:false,&quot;suffix&quot;:&quot;&quot;}],&quot;id&quot;:&quot;ITEM-1&quot;,&quot;issued&quot;:{&quot;date-parts&quot;:[[&quot;2019&quot;]]},&quot;title&quot;:&quot;Powder fed laser based Directed Energy Deposition: Introduction and discussion of process characteristics&quot;,&quot;type&quot;:&quot;report&quot;},&quot;uris&quot;:[&quot;http://www.mendeley.com/documents/?uuid=f3ac7a10-0893-43e1-8632-3ac6d5cc9c11&quot;]}],&quot;mendeley&quot;:{&quot;formattedCitation&quot;:&quot;[7]&quot;,&quot;plainTextFormattedCitation&quot;:&quot;[7]&quot;,&quot;previouslyFormattedCitation&quot;:&quot;[7]&quot;},&quot;properties&quot;:{&quot;noteIndex&quot;:0},&quot;schema&quot;:&quot;https://github.com/citation-style-language/schema/raw/master/csl-citation.json&quot;}"/>[7]<field:fieldmark-end/> p.2, <field:fieldmark-start text:name="Bookmark7" field:type="ADDIN CSL_CITATION {&quot;citationItems&quot;:[{&quot;id&quot;:&quot;ITEM-1&quot;,&quot;itemData&quot;:{&quot;DOI&quot;:&quot;S0257897219301446&quot;,&quot;abstract&quot;:&quot;Publication date: Available online 7 February 2019 Source: Surface and Coatings Technology Author(s): Daniel Eisenbarth, Paulo Matheus Borges Esteves, Florian Wirth, Konrad Wegener Abstract Powder deposition is a critical element for coating and additive processes such as laser direct metal deposition. The flow rate and distribution of the powder affect the size of the deposited tracks and the total efficiency of the process. Therefore, knowledge of the three-dimensional shape of the powder flow and its relative position to the melt pool is crucial for any process modeling and enables an assessment of the nozzle design. Herein, a robust, industry-oriented method is proposed to measure and evaluate the 3D powder flow density from a nozzle, considering the effect of the base material. A setup was developed to measure the flow with high spatial and temporal resolution and to determine the position of the stream focus, laser beam, and tool axis. An algorithm correlates time-dependent measurement data with the spatial position of the stream, derives a volumetric distribution plot and predicts the catchment efficiency of the process considering any misalignment. The analysis of two nozzle designs reveals the influence of the powder distribution on the process capability to perform multi-layer additive manufacturing. A comparison between the predicted and actual powder catchment efficiency shows good correlation for varying standoff distances and melt pool sizes. The prediction was applied successfully by building a multi-layer structure with high geometric accuracy. Graphical Abstract ￼&quot;,&quot;author&quot;:[{&quot;dropping-particle&quot;:&quot;&quot;,&quot;family&quot;:&quot;Eisenbarth&quot;,&quot;given&quot;:&quot;Daniel&quot;,&quot;non-dropping-particle&quot;:&quot;&quot;,&quot;parse-names&quot;:false,&quot;suffix&quot;:&quot;&quot;},{&quot;dropping-particle&quot;:&quot;&quot;,&quot;family&quot;:&quot;Esteves&quot;,&quot;given&quot;:&quot;Paulo Matheus Borges&quot;,&quot;non-dropping-particle&quot;:&quot;&quot;,&quot;parse-names&quot;:false,&quot;suffix&quot;:&quot;&quot;},{&quot;dropping-particle&quot;:&quot;&quot;,&quot;family&quot;:&quot;Wirth&quot;,&quot;given&quot;:&quot;Florian&quot;,&quot;non-dropping-particle&quot;:&quot;&quot;,&quot;parse-names&quot;:false,&quot;suffix&quot;:&quot;&quot;},{&quot;dropping-particle&quot;:&quot;&quot;,&quot;family&quot;:&quot;Wegener&quot;,&quot;given&quot;:&quot;Konrad&quot;,&quot;non-dropping-particle&quot;:&quot;&quot;,&quot;parse-names&quot;:false,&quot;suffix&quot;:&quot;&quot;}],&quot;container-title&quot;:&quot;Surface and Coatings Technology&quot;,&quot;id&quot;:&quot;ITEM-1&quot;,&quot;issued&quot;:{&quot;date-parts&quot;:[[&quot;0&quot;]]},&quot;title&quot;:&quot;Spatial powder flow measurement and efficiency prediction for laser direct metal deposition&quot;,&quot;type&quot;:&quot;article-journal&quot;},&quot;uris&quot;:[&quot;http://www.mendeley.com/documents/?uuid=35ffab37-d116-3bad-b46f-ae0fb279476a&quot;]}],&quot;mendeley&quot;:{&quot;formattedCitation&quot;:&quot;[8]&quot;,&quot;plainTextFormattedCitation&quot;:&quot;[8]&quot;,&quot;previouslyFormattedCitation&quot;:&quot;[8]&quot;},&quot;properties&quot;:{&quot;noteIndex&quot;:0},&quot;schema&quot;:&quot;https://github.com/citation-style-language/schema/raw/master/csl-citation.json&quot;}"/>[8]<field:fieldmark-end/> p. 401, <field:fieldmark-start text:name="Bookmark8" field:type="ADDIN CSL_CITATION {&quot;citationItems&quot;:[{&quot;id&quot;:&quot;ITEM-1&quot;,&quot;itemData&quot;:{&quot;abstract&quot;:&quot;The coating process by laser cladding as well as additive manufacturing by direct metal deposition are both influenced by the powder jet characteristics and by the interaction between powder jet and laser beam. This is especially true in the newly developed high-speed laser cladding process where this interaction is of great importance as the melting of the powder particles even before reaching the melt pool is desired. A simulation model is presented, which predicts the characteristics of the powder jet between powder nozzle and working plane and also how influential the powder jet will be on the laser beam in terms of attenuation. A new measurement method has been elaborated to analyze the powder particle density distribution in the working plane under conditions that replicate the actual process. This is in order to characterize the powder jet and validate the simulation results. Moreover, a new measurement method which may reveal the powder particle absorption coefficient is proposed. All this allows for the optimal alignment of the powder jet with the laser beam in high-speed laser cladding as well as general predictions of the laser cladding process results by simulation.&quot;,&quot;author&quot;:[{&quot;dropping-particle&quot;:&quot;&quot;,&quot;family&quot;:&quot;Wirth&quot;,&quot;given&quot;:&quot;Florian&quot;,&quot;non-dropping-particle&quot;:&quot;&quot;,&quot;parse-names&quot;:false,&quot;suffix&quot;:&quot;&quot;},{&quot;dropping-particle&quot;:&quot;&quot;,&quot;family&quot;:&quot;Freihse&quot;,&quot;given&quot;:&quot;Sebastian&quot;,&quot;non-dropping-particle&quot;:&quot;&quot;,&quot;parse-names&quot;:false,&quot;suffix&quot;:&quot;&quot;},{&quot;dropping-particle&quot;:&quot;&quot;,&quot;family&quot;:&quot;Eisenbarth&quot;,&quot;given&quot;:&quot;Daniel&quot;,&quot;non-dropping-particle&quot;:&quot;&quot;,&quot;parse-names&quot;:false,&quot;suffix&quot;:&quot;&quot;},{&quot;dropping-particle&quot;:&quot;&quot;,&quot;family&quot;:&quot;Wegener&quot;,&quot;given&quot;:&quot;Konrad&quot;,&quot;non-dropping-particle&quot;:&quot;&quot;,&quot;parse-names&quot;:false,&quot;suffix&quot;:&quot;&quot;}],&quot;id&quot;:&quot;ITEM-1&quot;,&quot;issued&quot;:{&quot;date-parts&quot;:[[&quot;2017&quot;]]},&quot;title&quot;:&quot;Interaction of powder jet and laser beam in blown powder laser deposition processes: Measurement and simulation methods&quot;,&quot;type&quot;:&quot;report&quot;},&quot;uris&quot;:[&quot;http://www.mendeley.com/documents/?uuid=2d71cf6d-1146-3558-9e0d-407ad98e6bf0&quot;]}],&quot;mendeley&quot;:{&quot;formattedCitation&quot;:&quot;[9]&quot;,&quot;plainTextFormattedCitation&quot;:&quot;[9]&quot;,&quot;previouslyFormattedCitation&quot;:&quot;[9]&quot;},&quot;properties&quot;:{&quot;noteIndex&quot;:0},&quot;schema&quot;:&quot;https://github.com/citation-style-language/schema/raw/master/csl-citation.json&quot;}"/>[9]<field:fieldmark-end/> p.2, <field:fieldmark-start text:name="Bookmark9" field:type="ADDIN CSL_CITATION {&quot;citationItems&quot;:[{&quot;id&quot;:&quot;ITEM-1&quot;,&quot;itemData&quot;:{&quot;DOI&quot;:&quot;10.3390/technologies7010005&quot;,&quot;abstract&quot;:&quot;Problems with the laser additive manufacturing of metal parts related to its low efficiency are known to hamper its development and application. The method of selective laser melting of metallic powders can be improved by the installation of an additional laser beam modulator. This allows one to control the power density distribution optically in the laser beam, which can influence the character of heat and mass transfer in a molten pool during processing. The modulator contributes alternative modes of laser beam: Gaussian, flat top (top hat), and donut (bagel). The study of its influence includes a mathematical description and theoretical characterization of the modes, high-speed video monitoring and optical diagnostics, characterization of processing and the physical phenomena of selective laser melting, geometric characterization of single tracks, optical microscopy, and a discussion of the obtained dependences of the main selective laser melting (SLM) parameters and the field of its optimization. The single tracks were produced using the advanced technique of porosity lowering. The parameters of the obtained samples are presented in the form of 3D graphs. The further outlook and advanced applications are discussed.&quot;,&quot;author&quot;:[{&quot;dropping-particle&quot;:&quot;&quot;,&quot;family&quot;:&quot;Metel&quot;,&quot;given&quot;:&quot;Alexander&quot;,&quot;non-dropping-particle&quot;:&quot;&quot;,&quot;parse-names&quot;:false,&quot;suffix&quot;:&quot;&quot;},{&quot;dropping-particle&quot;:&quot;&quot;,&quot;family&quot;:&quot;Stebulyanin&quot;,&quot;given&quot;:&quot;Michael&quot;,&quot;non-dropping-particle&quot;:&quot;&quot;,&quot;parse-names&quot;:false,&quot;suffix&quot;:&quot;&quot;},{&quot;dropping-particle&quot;:&quot;&quot;,&quot;family&quot;:&quot;Fedorov&quot;,&quot;given&quot;:&quot;Sergey&quot;,&quot;non-dropping-particle&quot;:&quot;&quot;,&quot;parse-names&quot;:false,&quot;suffix&quot;:&quot;&quot;},{&quot;dropping-particle&quot;:&quot;&quot;,&quot;family&quot;:&quot;Okunkova&quot;,&quot;given&quot;:&quot;Anna&quot;,&quot;non-dropping-particle&quot;:&quot;&quot;,&quot;parse-names&quot;:false,&quot;suffix&quot;:&quot;&quot;}],&quot;container-title&quot;:&quot;Technologies&quot;,&quot;id&quot;:&quot;ITEM-1&quot;,&quot;issue&quot;:&quot;1&quot;,&quot;issued&quot;:{&quot;date-parts&quot;:[[&quot;2019&quot;]]},&quot;page&quot;:&quot;5&quot;,&quot;title&quot;:&quot;Power Density Distribution for Laser Additive Manufacturing (SLM): Potential, Fundamentals and Advanced Applications&quot;,&quot;type&quot;:&quot;article-journal&quot;,&quot;volume&quot;:&quot;7&quot;},&quot;uris&quot;:[&quot;http://www.mendeley.com/documents/?uuid=7d7138a0-5a7c-464c-a473-e77e10acc00c&quot;]}],&quot;mendeley&quot;:{&quot;formattedCitation&quot;:&quot;[10]&quot;,&quot;plainTextFormattedCitation&quot;:&quot;[10]&quot;,&quot;previouslyFormattedCitation&quot;:&quot;[10]&quot;},&quot;properties&quot;:{&quot;noteIndex&quot;:0},&quot;schema&quot;:&quot;https://github.com/citation-style-language/schema/raw/master/csl-citation.json&quot;}"/>[10]<field:fieldmark-end/> p.2, <field:fieldmark-start text:name="Bookmark10" field:type="ADDIN CSL_CITATION {&quot;citationItems&quot;:[{&quot;id&quot;:&quot;ITEM-1&quot;,&quot;itemData&quot;:{&quot;DOI&quot;:&quot;10.1007/978-3-642-01234-1&quot;,&quot;ISBN&quot;:&quot;978-3-642-01233-4&quot;,&quot;author&quot;:[{&quot;dropping-particle&quot;:&quot;&quot;,&quot;family&quot;:&quot;Poprawe&quot;,&quot;given&quot;:&quot;Reinhart&quot;,&quot;non-dropping-particle&quot;:&quot;&quot;,&quot;parse-names&quot;:false,&quot;suffix&quot;:&quot;&quot;},{&quot;dropping-particle&quot;:&quot;&quot;,&quot;family&quot;:&quot;Boucke&quot;,&quot;given&quot;:&quot;Konstantin&quot;,&quot;non-dropping-particle&quot;:&quot;&quot;,&quot;parse-names&quot;:false,&quot;suffix&quot;:&quot;&quot;},{&quot;dropping-particle&quot;:&quot;&quot;,&quot;family&quot;:&quot;Hoffman&quot;,&quot;given&quot;:&quot;Dieter&quot;,&quot;non-dropping-particle&quot;:&quot;&quot;,&quot;parse-names&quot;:false,&quot;suffix&quot;:&quot;&quot;}],&quot;id&quot;:&quot;ITEM-1&quot;,&quot;issued&quot;:{&quot;date-parts&quot;:[[&quot;2018&quot;]]},&quot;title&quot;:&quot;Tailored Light 1&quot;,&quot;type&quot;:&quot;book&quot;},&quot;uris&quot;:[&quot;http://www.mendeley.com/documents/?uuid=85b576be-4ed6-4666-9fde-e994983500e3&quot;]}],&quot;mendeley&quot;:{&quot;formattedCitation&quot;:&quot;[11]&quot;,&quot;plainTextFormattedCitation&quot;:&quot;[11]&quot;,&quot;previouslyFormattedCitation&quot;:&quot;[11]&quot;},&quot;properties&quot;:{&quot;noteIndex&quot;:0},&quot;schema&quot;:&quot;https://github.com/citation-style-language/schema/raw/master/csl-citation.json&quot;}"/>[11]<field:fieldmark-end/> item 5.5, <field:fieldmark-start text:name="Bookmark11" field:type="ADDIN CSL_CITATION {&quot;citationItems&quot;:[{&quot;id&quot;:&quot;ITEM-1&quot;,&quot;itemData&quot;:{&quot;DOI&quot;:&quot;10.1080/09507116.2016.1223204&quot;,&quot;ISSN&quot;:&quot;17542138&quot;,&quot;abstract&quot;:&quot;This research was performed with the objective of clarifying the effect of welding speed on melt flows during melt-run welding of SUS304 stainless steel plates with a 6-kW power laser beam on the basis of three-dimensional X-ray transmission in-situ observation. As welding speed increased from 25 mm/s to 250 mm/s, three kinds of welds characterized by porosity formation, no defects or underfilling due to spatters were produced. The average and the maximum values of measured melt flow velocity were three and ten times higher than the welding speed, respectively. Two kinds of circulation flows at the inlet or the tip of a keyhole were confirmed to control heat transfer in a molten pool. It was found that the circulation flows were so sensitive to the welding speed that bubbles resulting in porosity or spatters were often formed. Accoriding to the X-ray observation of the spatters formation with tungsten carbide (WC) tracers, as the melt flow rose along the keyhole wall, the velocity was accelerated from 0.24 m/s to 0.54 m/s near the keyhole inlet. Consequently, the melt flows made the convex surface behind the keyhole grow higher, resulting in spattering.&quot;,&quot;author&quot;:[{&quot;dropping-particle&quot;:&quot;&quot;,&quot;family&quot;:&quot;Kawahito&quot;,&quot;given&quot;:&quot;Yousuke&quot;,&quot;non-dropping-particle&quot;:&quot;&quot;,&quot;parse-names&quot;:false,&quot;suffix&quot;:&quot;&quot;},{&quot;dropping-particle&quot;:&quot;&quot;,&quot;family&quot;:&quot;Uemura&quot;,&quot;given&quot;:&quot;Yousuke&quot;,&quot;non-dropping-particle&quot;:&quot;&quot;,&quot;parse-names&quot;:false,&quot;suffix&quot;:&quot;&quot;},{&quot;dropping-particle&quot;:&quot;&quot;,&quot;family&quot;:&quot;Doi&quot;,&quot;given&quot;:&quot;Yuichiro&quot;,&quot;non-dropping-particle&quot;:&quot;&quot;,&quot;parse-names&quot;:false,&quot;suffix&quot;:&quot;&quot;},{&quot;dropping-particle&quot;:&quot;&quot;,&quot;family&quot;:&quot;Mizutani&quot;,&quot;given&quot;:&quot;Masami&quot;,&quot;non-dropping-particle&quot;:&quot;&quot;,&quot;parse-names&quot;:false,&quot;suffix&quot;:&quot;&quot;},{&quot;dropping-particle&quot;:&quot;&quot;,&quot;family&quot;:&quot;Nishimoto&quot;,&quot;given&quot;:&quot;Kouji&quot;,&quot;non-dropping-particle&quot;:&quot;&quot;,&quot;parse-names&quot;:false,&quot;suffix&quot;:&quot;&quot;},{&quot;dropping-particle&quot;:&quot;&quot;,&quot;family&quot;:&quot;Kawakami&quot;,&quot;given&quot;:&quot;Hiroshi&quot;,&quot;non-dropping-particle&quot;:&quot;&quot;,&quot;parse-names&quot;:false,&quot;suffix&quot;:&quot;&quot;},{&quot;dropping-particle&quot;:&quot;&quot;,&quot;family&quot;:&quot;Tanaka&quot;,&quot;given&quot;:&quot;Manabu&quot;,&quot;non-dropping-particle&quot;:&quot;&quot;,&quot;parse-names&quot;:false,&quot;suffix&quot;:&quot;&quot;},{&quot;dropping-particle&quot;:&quot;&quot;,&quot;family&quot;:&quot;Fujii&quot;,&quot;given&quot;:&quot;Hidetoshi&quot;,&quot;non-dropping-particle&quot;:&quot;&quot;,&quot;parse-names&quot;:false,&quot;suffix&quot;:&quot;&quot;},{&quot;dropping-particle&quot;:&quot;&quot;,&quot;family&quot;:&quot;Nakata&quot;,&quot;given&quot;:&quot;Kazuhiro&quot;,&quot;non-dropping-particle&quot;:&quot;&quot;,&quot;parse-names&quot;:false,&quot;suffix&quot;:&quot;&quot;},{&quot;dropping-particle&quot;:&quot;&quot;,&quot;family&quot;:&quot;Katayama&quot;,&quot;given&quot;:&quot;Seiji&quot;,&quot;non-dropping-particle&quot;:&quot;&quot;,&quot;parse-names&quot;:false,&quot;suffix&quot;:&quot;&quot;}],&quot;container-title&quot;:&quot;Welding International&quot;,&quot;id&quot;:&quot;ITEM-1&quot;,&quot;issue&quot;:&quot;3&quot;,&quot;issued&quot;:{&quot;date-parts&quot;:[[&quot;2016&quot;]]},&quot;page&quot;:&quot;206-213&quot;,&quot;publisher&quot;:&quot;Taylor &amp; Francis&quot;,&quot;title&quot;:&quot;Elucidation of the effect of welding speed on melt flows in high-brightness and high-power laser welding of stainless steel on basis of three-dimensional X-ray transmission in situ observation&quot;,&quot;type&quot;:&quot;article-journal&quot;,&quot;volume&quot;:&quot;31&quot;},&quot;uris&quot;:[&quot;http://www.mendeley.com/documents/?uuid=b7ebdcbf-5dd0-4c51-911f-b598e7fb128c&quot;]}],&quot;mendeley&quot;:{&quot;formattedCitation&quot;:&quot;[12]&quot;,&quot;plainTextFormattedCitation&quot;:&quot;[12]&quot;,&quot;previouslyFormattedCitation&quot;:&quot;[12]&quot;},&quot;properties&quot;:{&quot;noteIndex&quot;:0},&quot;schema&quot;:&quot;https://github.com/citation-style-language/schema/raw/master/csl-citation.json&quot;}"/>[12]<field:fieldmark-end/> p.207, <field:fieldmark-start text:name="Bookmark12" field:type="ADDIN CSL_CITATION {&quot;citationItems&quot;:[{&quot;id&quot;:&quot;ITEM-1&quot;,&quot;itemData&quot;:{&quot;DOI&quot;:&quot;https://doi.org/10.1016/j.matdes.2017.11.021&quot;,&quot;author&quot;:[{&quot;dropping-particle&quot;:&quot;&quot;,&quot;family&quot;:&quot;Kok&quot;,&quot;given&quot;:&quot;Y.&quot;,&quot;non-dropping-particle&quot;:&quot;&quot;,&quot;parse-names&quot;:false,&quot;suffix&quot;:&quot;&quot;},{&quot;dropping-particle&quot;:&quot;&quot;,&quot;family&quot;:&quot;Tan&quot;,&quot;given&quot;:&quot;X.P.&quot;,&quot;non-dropping-particle&quot;:&quot;&quot;,&quot;parse-names&quot;:false,&quot;suffix&quot;:&quot;&quot;},{&quot;dropping-particle&quot;:&quot;&quot;,&quot;family&quot;:&quot;Wang&quot;,&quot;given&quot;:&quot;P.&quot;,&quot;non-dropping-particle&quot;:&quot;&quot;,&quot;parse-names&quot;:false,&quot;suffix&quot;:&quot;&quot;},{&quot;dropping-particle&quot;:&quot;&quot;,&quot;family&quot;:&quot;Nai&quot;,&quot;given&quot;:&quot;M.L.S.&quot;,&quot;non-dropping-particle&quot;:&quot;&quot;,&quot;parse-names&quot;:false,&quot;suffix&quot;:&quot;&quot;},{&quot;dropping-particle&quot;:&quot;&quot;,&quot;family&quot;:&quot;Loh&quot;,&quot;given&quot;:&quot;N.H.&quot;,&quot;non-dropping-particle&quot;:&quot;&quot;,&quot;parse-names&quot;:false,&quot;suffix&quot;:&quot;&quot;},{&quot;dropping-particle&quot;:&quot;&quot;,&quot;family&quot;:&quot;Liu&quot;,&quot;given&quot;:&quot;E.&quot;,&quot;non-dropping-particle&quot;:&quot;&quot;,&quot;parse-names&quot;:false,&quot;suffix&quot;:&quot;&quot;},{&quot;dropping-particle&quot;:&quot;&quot;,&quot;family&quot;:&quot;Tor&quot;,&quot;given&quot;:&quot;S.B.&quot;,&quot;non-dropping-particle&quot;:&quot;&quot;,&quot;parse-names&quot;:false,&quot;suffix&quot;:&quot;&quot;}],&quot;container-title&quot;:&quot;Materials &amp; Design&quot;,&quot;id&quot;:&quot;ITEM-1&quot;,&quot;issued&quot;:{&quot;date-parts&quot;:[[&quot;2017&quot;]]},&quot;title&quot;:&quot;Anisotropy and heterogeneity of microstructure and mechanical properties in metal additive manufacturing: A critical review&quot;,&quot;type&quot;:&quot;article-journal&quot;},&quot;uris&quot;:[&quot;http://www.mendeley.com/documents/?uuid=79472ac3-a79a-307e-a16d-fdae320b5a62&quot;]}],&quot;mendeley&quot;:{&quot;formattedCitation&quot;:&quot;[13]&quot;,&quot;plainTextFormattedCitation&quot;:&quot;[13]&quot;,&quot;previouslyFormattedCitation&quot;:&quot;[13]&quot;},&quot;properties&quot;:{&quot;noteIndex&quot;:0},&quot;schema&quot;:&quot;https://github.com/citation-style-language/schema/raw/master/csl-citation.json&quot;}"/>[13]<field:fieldmark-end/> item 3.2.1, <field:fieldmark-start text:name="Bookmark13" field:type="ADDIN CSL_CITATION {&quot;citationItems&quot;:[{&quot;id&quot;:&quot;ITEM-1&quot;,&quot;itemData&quot;:{&quot;DOI&quot;:&quot;10.1146/annurev-matsci-070115-032024&quot;,&quot;ISSN&quot;:&quot;1531-7331&quot;,&quot;abstract&quot;:&quot;This article reviews published data on the mechanical properties of additively manufactured metallic materials. The additive manufacturing techniques uLewandowski, J. J., &amp; Seifi, M. (2016). Metal Additive Manufacturing: A Review of Mechanical Properties. Http://Dx.Doi.Org/10.1146/Annurev-Matsci-070115-032024, 46(1), 151–186. https://doi.org/10.1146/annurev-matsci-070115-032024tilized to generate samples covered in this re...&quot;,&quot;author&quot;:[{&quot;dropping-particle&quot;:&quot;&quot;,&quot;family&quot;:&quot;Lewandowski&quot;,&quot;given&quot;:&quot;John J.&quot;,&quot;non-dropping-particle&quot;:&quot;&quot;,&quot;parse-names&quot;:false,&quot;suffix&quot;:&quot;&quot;},{&quot;dropping-particle&quot;:&quot;&quot;,&quot;family&quot;:&quot;Seifi&quot;,&quot;given&quot;:&quot;Mohsen&quot;,&quot;non-dropping-particle&quot;:&quot;&quot;,&quot;parse-names&quot;:false,&quot;suffix&quot;:&quot;&quot;}],&quot;id&quot;:&quot;ITEM-1&quot;,&quot;issue&quot;:&quot;1&quot;,&quot;issued&quot;:{&quot;date-parts&quot;:[[&quot;2016&quot;]]},&quot;page&quot;:&quot;151-186&quot;,&quot;title&quot;:&quot;Metal Additive Manufacturing: A Review of Mechanical Properties&quot;,&quot;type&quot;:&quot;article-journal&quot;,&quot;volume&quot;:&quot;46&quot;},&quot;uris&quot;:[&quot;http://www.mendeley.com/documents/?uuid=66af5845-24ee-37e8-88ee-31f1c1766a78&quot;]}],&quot;mendeley&quot;:{&quot;formattedCitation&quot;:&quot;[14]&quot;,&quot;plainTextFormattedCitation&quot;:&quot;[14]&quot;,&quot;previouslyFormattedCitation&quot;:&quot;[14]&quot;},&quot;properties&quot;:{&quot;noteIndex&quot;:0},&quot;schema&quot;:&quot;https://github.com/citation-style-language/schema/raw/master/csl-citation.json&quot;}"/>[14]<field:fieldmark-end/>, <field:fieldmark-start text:name="Bookmark14" field:type="ADDIN CSL_CITATION {&quot;citationItems&quot;:[{&quot;id&quot;:&quot;ITEM-1&quot;,&quot;itemData&quot;:{&quot;author&quot;:[{&quot;dropping-particle&quot;:&quot;&quot;,&quot;family&quot;:&quot;Dass&quot;,&quot;given&quot;:&quot;Adrita&quot;,&quot;non-dropping-particle&quot;:&quot;&quot;,&quot;parse-names&quot;:false,&quot;suffix&quot;:&quot;&quot;},{&quot;dropping-particle&quot;:&quot;&quot;,&quot;family&quot;:&quot;Moridi&quot;,&quot;given&quot;:&quot;Atieh&quot;,&quot;non-dropping-particle&quot;:&quot;&quot;,&quot;parse-names&quot;:false,&quot;suffix&quot;:&quot;&quot;}],&quot;container-title&quot;:&quot;Coatings&quot;,&quot;id&quot;:&quot;ITEM-1&quot;,&quot;issued&quot;:{&quot;date-parts&quot;:[[&quot;2019&quot;]]},&quot;title&quot;:&quot;State of the Art in Directed Energy Deposition: From Additive Manufacturing to Materials Design&quot;,&quot;type&quot;:&quot;article-journal&quot;},&quot;uris&quot;:[&quot;http://www.mendeley.com/documents/?uuid=a982f7b1-232f-3fdf-b54f-8c2e5bc5bbee&quot;]}],&quot;mendeley&quot;:{&quot;formattedCitation&quot;:&quot;[15]&quot;,&quot;plainTextFormattedCitation&quot;:&quot;[15]&quot;,&quot;previouslyFormattedCitation&quot;:&quot;[15]&quot;},&quot;properties&quot;:{&quot;noteIndex&quot;:0},&quot;schema&quot;:&quot;https://github.com/citation-style-language/schema/raw/master/csl-citation.json&quot;}"/>[15]<field:fieldmark-end/>, <field:fieldmark-start text:name="Bookmark15" field:type="ADDIN CSL_CITATION {&quot;citationItems&quot;:[{&quot;id&quot;:&quot;ITEM-1&quot;,&quot;itemData&quot;:{&quot;DOI&quot;:&quot;10.3390/app9163316&quot;,&quot;abstract&quot;:&quot;In the circular economy, products, components, and materials are aimed to be kept at the utility and value all the lifetime. For this purpose, repair and remanufacturing are highly considered as proper techniques to return the value of the product during its life. Directed Energy Deposition (DED) is a very flexible type of additive manufacturing (AM), and among the AM techniques, it is most suitable for repairing and remanufacturing automotive and aerospace components. Its application allows damaged component to be repaired, and material lost in service to be replaced to restore the part to its original shape. In the past, tungsten inert gas welding was used as the main repair method. However, its heat affected zone is larger, and the quality is inferior. In comparison with the conventional welding processes, repair via DED has more advantages, including lower heat input, warpage and distortion, higher cooling rate, lower dilution rate, excellent metallurgical bonding between the deposited layers, high precision, and suitability for full automation. Hence, the proposed repairing method based on DED appears to be a capable method of repairing. Therefore, the focus of this study was to present an overview of the DED process and its role in the repairing of metallic components. The outcomes of this study confirm the significant capability of DED process as a repair and remanufacturing technology.&quot;,&quot;author&quot;:[{&quot;dropping-particle&quot;:&quot;&quot;,&quot;family&quot;:&quot;Saboori&quot;,&quot;given&quot;:&quot;Abdollah&quot;,&quot;non-dropping-particle&quot;:&quot;&quot;,&quot;parse-names&quot;:false,&quot;suffix&quot;:&quot;&quot;},{&quot;dropping-particle&quot;:&quot;&quot;,&quot;family&quot;:&quot;Aversa&quot;,&quot;given&quot;:&quot;Alberta&quot;,&quot;non-dropping-particle&quot;:&quot;&quot;,&quot;parse-names&quot;:false,&quot;suffix&quot;:&quot;&quot;},{&quot;dropping-particle&quot;:&quot;&quot;,&quot;family&quot;:&quot;Marchese&quot;,&quot;given&quot;:&quot;Giulio&quot;,&quot;non-dropping-particle&quot;:&quot;&quot;,&quot;parse-names&quot;:false,&quot;suffix&quot;:&quot;&quot;},{&quot;dropping-particle&quot;:&quot;&quot;,&quot;family&quot;:&quot;Biamino&quot;,&quot;given&quot;:&quot;Sara&quot;,&quot;non-dropping-particle&quot;:&quot;&quot;,&quot;parse-names&quot;:false,&quot;suffix&quot;:&quot;&quot;},{&quot;dropping-particle&quot;:&quot;&quot;,&quot;family&quot;:&quot;Lombardi&quot;,&quot;given&quot;:&quot;Mariangela&quot;,&quot;non-dropping-particle&quot;:&quot;&quot;,&quot;parse-names&quot;:false,&quot;suffix&quot;:&quot;&quot;},{&quot;dropping-particle&quot;:&quot;&quot;,&quot;family&quot;:&quot;Fino&quot;,&quot;given&quot;:&quot;Paolo&quot;,&quot;non-dropping-particle&quot;:&quot;&quot;,&quot;parse-names&quot;:false,&quot;suffix&quot;:&quot;&quot;}],&quot;container-title&quot;:&quot;Applied Sciences&quot;,&quot;id&quot;:&quot;ITEM-1&quot;,&quot;issue&quot;:&quot;16&quot;,&quot;issued&quot;:{&quot;date-parts&quot;:[[&quot;2019&quot;]]},&quot;page&quot;:&quot;3316&quot;,&quot;title&quot;:&quot;Application of Directed Energy Deposition-Based Additive Manufacturing in Repair&quot;,&quot;type&quot;:&quot;article-journal&quot;,&quot;volume&quot;:&quot;9&quot;},&quot;uris&quot;:[&quot;http://www.mendeley.com/documents/?uuid=d4146e66-ccd6-4641-a6d4-f493ba3dfb36&quot;]}],&quot;mendeley&quot;:{&quot;formattedCitation&quot;:&quot;[16]&quot;,&quot;plainTextFormattedCitation&quot;:&quot;[16]&quot;,&quot;previouslyFormattedCitation&quot;:&quot;[16]&quot;},&quot;properties&quot;:{&quot;noteIndex&quot;:0},&quot;schema&quot;:&quot;https://github.com/citation-style-language/schema/raw/master/csl-citation.json&quot;}"/>[16]<field:fieldmark-end/>, <field:fieldmark-start text:name="Bookmark16" field:type="ADDIN CSL_CITATION {&quot;citationItems&quot;:[{&quot;id&quot;:&quot;ITEM-1&quot;,&quot;itemData&quot;:{&quot;author&quot;:[{&quot;dropping-particle&quot;:&quot;&quot;,&quot;family&quot;:&quot;Griffith&quot;,&quot;given&quot;:&quot;M L&quot;,&quot;non-dropping-particle&quot;:&quot;&quot;,&quot;parse-names&quot;:false,&quot;suffix&quot;:&quot;&quot;},{&quot;dropping-particle&quot;:&quot;&quot;,&quot;family&quot;:&quot;Ensz&quot;,&quot;given&quot;:&quot;M T&quot;,&quot;non-dropping-particle&quot;:&quot;&quot;,&quot;parse-names&quot;:false,&quot;suffix&quot;:&quot;&quot;},{&quot;dropping-particle&quot;:&quot;&quot;,&quot;family&quot;:&quot;Puskar&quot;,&quot;given&quot;:&quot;J D&quot;,&quot;non-dropping-particle&quot;:&quot;&quot;,&quot;parse-names&quot;:false,&quot;suffix&quot;:&quot;&quot;},{&quot;dropping-particle&quot;:&quot;V&quot;,&quot;family&quot;:&quot;Robino&quot;,&quot;given&quot;:&quot;C&quot;,&quot;non-dropping-particle&quot;:&quot;&quot;,&quot;parse-names&quot;:false,&quot;suffix&quot;:&quot;&quot;},{&quot;dropping-particle&quot;:&quot;&quot;,&quot;family&quot;:&quot;Brooks&quot;,&quot;given&quot;:&quot;J A&quot;,&quot;non-dropping-particle&quot;:&quot;&quot;,&quot;parse-names&quot;:false,&quot;suffix&quot;:&quot;&quot;},{&quot;dropping-particle&quot;:&quot;&quot;,&quot;family&quot;:&quot;Philliber&quot;,&quot;given&quot;:&quot;J A&quot;,&quot;non-dropping-particle&quot;:&quot;&quot;,&quot;parse-names&quot;:false,&quot;suffix&quot;:&quot;&quot;},{&quot;dropping-particle&quot;:&quot;&quot;,&quot;family&quot;:&quot;Smugeresky&quot;,&quot;given&quot;:&quot;J E&quot;,&quot;non-dropping-particle&quot;:&quot;&quot;,&quot;parse-names&quot;:false,&quot;suffix&quot;:&quot;&quot;},{&quot;dropping-particle&quot;:&quot;&quot;,&quot;family&quot;:&quot;Laboratories&quot;,&quot;given&quot;:&quot;Sandia National&quot;,&quot;non-dropping-particle&quot;:&quot;&quot;,&quot;parse-names&quot;:false,&quot;suffix&quot;:&quot;&quot;},{&quot;dropping-particle&quot;:&quot;&quot;,&quot;family&quot;:&quot;Laboratories&quot;,&quot;given&quot;:&quot;National&quot;,&quot;non-dropping-particle&quot;:&quot;&quot;,&quot;parse-names&quot;:false,&quot;suffix&quot;:&quot;&quot;}],&quot;id&quot;:&quot;ITEM-1&quot;,&quot;issued&quot;:{&quot;date-parts&quot;:[[&quot;2000&quot;]]},&quot;page&quot;:&quot;9-20&quot;,&quot;title&quot;:&quot;Understanding the Microstructure and Properties of&quot;,&quot;type&quot;:&quot;article-journal&quot;,&quot;volume&quot;:&quot;625&quot;},&quot;uris&quot;:[&quot;http://www.mendeley.com/documents/?uuid=a74b57c5-d77e-403b-8595-404601b65889&quot;]}],&quot;mendeley&quot;:{&quot;formattedCitation&quot;:&quot;[17]&quot;,&quot;plainTextFormattedCitation&quot;:&quot;[17]&quot;,&quot;previouslyFormattedCitation&quot;:&quot;[17]&quot;},&quot;properties&quot;:{&quot;noteIndex&quot;:0},&quot;schema&quot;:&quot;https://github.com/citation-style-language/schema/raw/master/csl-citation.json&quot;}"/>[17]<field:fieldmark-end/>, <field:fieldmark-start text:name="Bookmark17" field:type="ADDIN CSL_CITATION {&quot;citationItems&quot;:[{&quot;id&quot;:&quot;ITEM-1&quot;,&quot;itemData&quot;:{&quot;DOI&quot;:&quot;10.1016/j.jclepro.2014.05.084&quot;,&quot;ISSN&quot;:&quot;09596526&quot;,&quot;abstract&quot;:&quot;Laser direct deposition provides an attractive and cost effective means for repairing or remanufacturing high value engineering components. This study demonstrates the successful repair of defective voids in turbine airfoils based on a new semi-automated geometric reconstruction algorithm and a laser direct deposition process. A Boolean difference between the original defective model and the final reconstructed model yields a parameterized geometric representation of the repair volume. The experimental results of this method demonstrate the effectiveness of laser direct deposition in remanufacturing and its potential to adapt to a wide range of part defects. A Life Cycle Assessment (LCA) on the energy and environmental impacts by remanufacturing is also presented. © 2014 Elsevier Ltd. All rights reserved.&quot;,&quot;author&quot;:[{&quot;dropping-particle&quot;:&quot;&quot;,&quot;family&quot;:&quot;Wilson&quot;,&quot;given&quot;:&quot;J. Michael&quot;,&quot;non-dropping-particle&quot;:&quot;&quot;,&quot;parse-names&quot;:false,&quot;suffix&quot;:&quot;&quot;},{&quot;dropping-particle&quot;:&quot;&quot;,&quot;family&quot;:&quot;Piya&quot;,&quot;given&quot;:&quot;Cecil&quot;,&quot;non-dropping-particle&quot;:&quot;&quot;,&quot;parse-names&quot;:false,&quot;suffix&quot;:&quot;&quot;},{&quot;dropping-particle&quot;:&quot;&quot;,&quot;family&quot;:&quot;Shin&quot;,&quot;given&quot;:&quot;Yung C.&quot;,&quot;non-dropping-particle&quot;:&quot;&quot;,&quot;parse-names&quot;:false,&quot;suffix&quot;:&quot;&quot;},{&quot;dropping-particle&quot;:&quot;&quot;,&quot;family&quot;:&quot;Zhao&quot;,&quot;given&quot;:&quot;Fu&quot;,&quot;non-dropping-particle&quot;:&quot;&quot;,&quot;parse-names&quot;:false,&quot;suffix&quot;:&quot;&quot;},{&quot;dropping-particle&quot;:&quot;&quot;,&quot;family&quot;:&quot;Ramani&quot;,&quot;given&quot;:&quot;Karthik&quot;,&quot;non-dropping-particle&quot;:&quot;&quot;,&quot;parse-names&quot;:false,&quot;suffix&quot;:&quot;&quot;}],&quot;container-title&quot;:&quot;Journal of Cleaner Production&quot;,&quot;id&quot;:&quot;ITEM-1&quot;,&quot;issued&quot;:{&quot;date-parts&quot;:[[&quot;2014&quot;]]},&quot;page&quot;:&quot;170-178&quot;,&quot;publisher&quot;:&quot;Elsevier Ltd&quot;,&quot;title&quot;:&quot;Remanufacturing of turbine blades by laser direct deposition with its energy and environmental impact analysis&quot;,&quot;type&quot;:&quot;article-journal&quot;,&quot;volume&quot;:&quot;80&quot;},&quot;uris&quot;:[&quot;http://www.mendeley.com/documents/?uuid=cab4436d-19fc-4569-b0d3-7f12ad967df8&quot;]}],&quot;mendeley&quot;:{&quot;formattedCitation&quot;:&quot;[18]&quot;,&quot;plainTextFormattedCitation&quot;:&quot;[18]&quot;,&quot;previouslyFormattedCitation&quot;:&quot;[18]&quot;},&quot;properties&quot;:{&quot;noteIndex&quot;:0},&quot;schema&quot;:&quot;https://github.com/citation-style-language/schema/raw/master/csl-citation.json&quot;}"/>[18]<field:fieldmark-end/>, <field:fieldmark-start text:name="Bookmark18" field:type="ADDIN CSL_CITATION {&quot;citationItems&quot;:[{&quot;id&quot;:&quot;ITEM-1&quot;,&quot;itemData&quot;:{&quot;DOI&quot;:&quot;10.1016/j.msea.2015.12.026&quot;,&quot;ISSN&quot;:&quot;09215093&quot;,&quot;abstract&quot;:&quot;In order for additive-manufactured parts to become more widely utilized and trusted in application, it is important to have their mechanical properties well-characterized and certified. The fatigue behavior and failure mechanisms of Ti-6Al-4V specimens fabricated using Laser Engineered Net Shaping (LENS), a Direct Laser Deposition (DLD) additive manufacturing (AM) process, are investigated in this study. A series of fully-reversed strain-controlled fatigue tests is conducted on Ti-6Al-4V specimens manufactured via LENS in their as-built and heat-treated conditions. Scanning Electron Microscopy (SEM) is used to examine the fracture surfaces of fatigue specimens to qualify the failure mechanism, crack initiation sites, and defects such as porosity. Due to the relatively high localized heating and cooling rates experienced during DLD, fabricated parts are observed to possess anisotropic microstructures, and thus, different mechanical properties than those of their traditionally-manufactured wrought counterparts. The fatigue lives of the investigated LENS specimens were found to be shorter than those of wrought specimens, and porosity was found to be the primary contributor to these shorter fatigue lives, with the exception of the heat-treated LENS samples. The presence of pores promotes more unpredictable fatigue behavior, as evidenced by data scatter. Pore shape, size, location, and number were found to impact the fatigue behavior of the as-built and annealed DLD parts. As porosity seems to be the main contributor to the fatigue behavior of DLD parts, it is important to optimize the manufacturing process and design parameters to minimize and control pore generation during the build.&quot;,&quot;author&quot;:[{&quot;dropping-particle&quot;:&quot;&quot;,&quot;family&quot;:&quot;Sterling&quot;,&quot;given&quot;:&quot;Amanda J.&quot;,&quot;non-dropping-particle&quot;:&quot;&quot;,&quot;parse-names&quot;:false,&quot;suffix&quot;:&quot;&quot;},{&quot;dropping-particle&quot;:&quot;&quot;,&quot;family&quot;:&quot;Torries&quot;,&quot;given&quot;:&quot;Brian&quot;,&quot;non-dropping-particle&quot;:&quot;&quot;,&quot;parse-names&quot;:false,&quot;suffix&quot;:&quot;&quot;},{&quot;dropping-particle&quot;:&quot;&quot;,&quot;family&quot;:&quot;Shamsaei&quot;,&quot;given&quot;:&quot;Nima&quot;,&quot;non-dropping-particle&quot;:&quot;&quot;,&quot;parse-names&quot;:false,&quot;suffix&quot;:&quot;&quot;},{&quot;dropping-particle&quot;:&quot;&quot;,&quot;family&quot;:&quot;Thompson&quot;,&quot;given&quot;:&quot;Scott M.&quot;,&quot;non-dropping-particle&quot;:&quot;&quot;,&quot;parse-names&quot;:false,&quot;suffix&quot;:&quot;&quot;},{&quot;dropping-particle&quot;:&quot;&quot;,&quot;family&quot;:&quot;Seely&quot;,&quot;given&quot;:&quot;Denver W.&quot;,&quot;non-dropping-particle&quot;:&quot;&quot;,&quot;parse-names&quot;:false,&quot;suffix&quot;:&quot;&quot;}],&quot;container-title&quot;:&quot;Materials Science and Engineering A&quot;,&quot;id&quot;:&quot;ITEM-1&quot;,&quot;issued&quot;:{&quot;date-parts&quot;:[[&quot;2016&quot;]]},&quot;page&quot;:&quot;100-112&quot;,&quot;publisher&quot;:&quot;Elsevier&quot;,&quot;title&quot;:&quot;Fatigue behavior and failure mechanisms of direct laser deposited Ti-6Al-4V&quot;,&quot;type&quot;:&quot;article-journal&quot;,&quot;volume&quot;:&quot;655&quot;},&quot;uris&quot;:[&quot;http://www.mendeley.com/documents/?uuid=dc7f63e6-9096-4ff9-a26e-6b1ac56fc1df&quot;]}],&quot;mendeley&quot;:{&quot;formattedCitation&quot;:&quot;[19]&quot;,&quot;plainTextFormattedCitation&quot;:&quot;[19]&quot;,&quot;previouslyFormattedCitation&quot;:&quot;[19]&quot;},&quot;properties&quot;:{&quot;noteIndex&quot;:0},&quot;schema&quot;:&quot;https://github.com/citation-style-language/schema/raw/master/csl-citation.json&quot;}"/>[19]<field:fieldmark-end/>, <field:fieldmark-start text:name="Bookmark19" field:type="ADDIN CSL_CITATION {&quot;citationItems&quot;:[{&quot;id&quot;:&quot;ITEM-1&quot;,&quot;itemData&quot;:{&quot;DOI&quot;:&quot;10.1201/9781315119106&quot;,&quot;ISBN&quot;:&quot;9781482264098&quot;,&quot;ISSN&quot;:&quot;0026-0657&quot;,&quot;abstract&quot;:&quot;The major reason that there is not more wide-spread use of titanium alloys is the high cost. Powder Metallurgy (P/M) represents one cost effective approach to fabrication of titanium components. In this paper one Powder Metallurgy technique, Additive Manufacturing (AM) is discussed with the emphasis on the “work horse” titanium alloy Ti-6Al-4V. The various approaches to AM are presented and discussed, followed by some examples of components produced by AM. The microstructures and mechanical properties of Ti-6Al-4V produced by AM are listed and shown to compare very well with cast and wrought product. Finally, the economic advantages to be gained using the AM technique compared to conventionally processed material are presented.&quot;,&quot;author&quot;:[{&quot;dropping-particle&quot;:&quot;&quot;,&quot;family&quot;:&quot;Dutta&quot;,&quot;given&quot;:&quot;B.&quot;,&quot;non-dropping-particle&quot;:&quot;&quot;,&quot;parse-names&quot;:false,&quot;suffix&quot;:&quot;&quot;},{&quot;dropping-particle&quot;:&quot;&quot;,&quot;family&quot;:&quot;Froes&quot;,&quot;given&quot;:&quot;Francis H.&quot;,&quot;non-dropping-particle&quot;:&quot;&quot;,&quot;parse-names&quot;:false,&quot;suffix&quot;:&quot;&quot;}],&quot;container-title&quot;:&quot;Additive Manufacturing Handbook: Product Development for the Defense Industry&quot;,&quot;id&quot;:&quot;ITEM-1&quot;,&quot;issue&quot;:&quot;00&quot;,&quot;issued&quot;:{&quot;date-parts&quot;:[[&quot;2017&quot;]]},&quot;page&quot;:&quot;263-274&quot;,&quot;publisher&quot;:&quot;Elsevier Ltd&quot;,&quot;title&quot;:&quot;Additive manufacturing of titanium alloys&quot;,&quot;type&quot;:&quot;article-journal&quot;,&quot;volume&quot;:&quot;00&quot;},&quot;uris&quot;:[&quot;http://www.mendeley.com/documents/?uuid=16f3ca81-1a18-4f81-9c3c-aa270eb3f820&quot;]}],&quot;mendeley&quot;:{&quot;formattedCitation&quot;:&quot;[20]&quot;,&quot;plainTextFormattedCitation&quot;:&quot;[20]&quot;,&quot;previouslyFormattedCitation&quot;:&quot;[20]&quot;},&quot;properties&quot;:{&quot;noteIndex&quot;:0},&quot;schema&quot;:&quot;https://github.com/citation-style-language/schema/raw/master/csl-citation.json&quot;}"/>[20]<field:fieldmark-end/>, <field:fieldmark-start text:name="Bookmark20" field:type="ADDIN CSL_CITATION {&quot;citationItems&quot;:[{&quot;id&quot;:&quot;ITEM-1&quot;,&quot;itemData&quot;:{&quot;DOI&quot;:&quot;10.1016/j.matdes.2013.09.058&quot;,&quot;ISSN&quot;:&quot;18734197&quot;,&quot;abstract&quot;:&quot;In this study, the microstructure and mechanical properties of sintered AISI 316L stainless steel implant materials produced by powder metallurgy (P/M) method were investigated as a function of porosity amount. AISI 316L stainless steel powders were cold-pressed with 800. MPa pressure and sintered at 1200. °C, 1250. °C and 1300. °C for 30. min in a nitrogen atmosphere. The mechanical properties of the 316L implant samples were determined by tensile, fatigue and microhardness tests. Metallographic studies such as pore formation, and fractured surface analyses were performed by Scanning Electron Microscopy (SEM) and Light Optical Microscopy (LOM). The results of this study indicate that, irregular pore formation tendencies increase with an increase in porosity (%). Furthermore, an increase in porosity was shown to decrease the mechanical properties of sintered AISI 316L stainless steel. Sintering temperature is important parameter in decreasing the porosity of P/M materials. © 2013 Elsevier Ltd.&quot;,&quot;author&quot;:[{&quot;dropping-particle&quot;:&quot;&quot;,&quot;family&quot;:&quot;Kurgan&quot;,&quot;given&quot;:&quot;Naci&quot;,&quot;non-dropping-particle&quot;:&quot;&quot;,&quot;parse-names&quot;:false,&quot;suffix&quot;:&quot;&quot;}],&quot;container-title&quot;:&quot;Materials and Design&quot;,&quot;id&quot;:&quot;ITEM-1&quot;,&quot;issued&quot;:{&quot;date-parts&quot;:[[&quot;2014&quot;]]},&quot;page&quot;:&quot;235-241&quot;,&quot;publisher&quot;:&quot;Elsevier Ltd&quot;,&quot;title&quot;:&quot;Effect of porosity and density on the mechanical and microstructural properties of sintered 316L stainless steel implant materials&quot;,&quot;type&quot;:&quot;article-journal&quot;,&quot;volume&quot;:&quot;55&quot;},&quot;uris&quot;:[&quot;http://www.mendeley.com/documents/?uuid=f2b8beda-0ab5-401b-b776-00b5154bdff1&quot;]}],&quot;mendeley&quot;:{&quot;formattedCitation&quot;:&quot;[21]&quot;,&quot;plainTextFormattedCitation&quot;:&quot;[21]&quot;,&quot;previouslyFormattedCitation&quot;:&quot;[21]&quot;},&quot;properties&quot;:{&quot;noteIndex&quot;:0},&quot;schema&quot;:&quot;https://github.com/citation-style-language/schema/raw/master/csl-citation.json&quot;}"/>[21]<field:fieldmark-end/> porosity, <field:fieldmark-start text:name="Bookmark21" field:type="ADDIN CSL_CITATION {&quot;citationItems&quot;:[{&quot;id&quot;:&quot;ITEM-1&quot;,&quot;itemData&quot;:{&quot;DOI&quot;:&quot;10.1016/j.msea.2016.10.012&quot;,&quot;ISSN&quot;:&quot;09215093&quot;,&quot;abstract&quot;:&quot;Besides the chemical composition, the manufacturing route primarily determines a material's properties. In this work, the influence of the manufacturing process of the 316 L grade austenitic steel on the microstructure and the resulting material properties were investigated. Thus, the microstructure and mechanical properties of cast and solution annealed, as well as steel powder densified by hot-isostatic pressing (HIP), selective laser melting (SLM) and SLM+HIP, were compared. A SLM parameter study illustrates that the porosity of SLM-densified specimens can be reduced with direction of a higher exposure time and a smaller point distance. With an additional treatment by HIP, the porosity scarcely changes, while cracks are reduced. The mechanical properties were investigated depending on the manufacturing process, and the influence of the sample build up by SLM was examined. High mechanical values have been obtained; in particular, the yield strength in the SLM-densified condition is much higher than in cast or HIP condition, as a result of the smaller grain size.&quot;,&quot;author&quot;:[{&quot;dropping-particle&quot;:&quot;&quot;,&quot;family&quot;:&quot;Röttger&quot;,&quot;given&quot;:&quot;Arne&quot;,&quot;non-dropping-particle&quot;:&quot;&quot;,&quot;parse-names&quot;:false,&quot;suffix&quot;:&quot;&quot;},{&quot;dropping-particle&quot;:&quot;&quot;,&quot;family&quot;:&quot;Geenen&quot;,&quot;given&quot;:&quot;Karina&quot;,&quot;non-dropping-particle&quot;:&quot;&quot;,&quot;parse-names&quot;:false,&quot;suffix&quot;:&quot;&quot;},{&quot;dropping-particle&quot;:&quot;&quot;,&quot;family&quot;:&quot;Windmann&quot;,&quot;given&quot;:&quot;Matthias&quot;,&quot;non-dropping-particle&quot;:&quot;&quot;,&quot;parse-names&quot;:false,&quot;suffix&quot;:&quot;&quot;},{&quot;dropping-particle&quot;:&quot;&quot;,&quot;family&quot;:&quot;Binner&quot;,&quot;given&quot;:&quot;Florian&quot;,&quot;non-dropping-particle&quot;:&quot;&quot;,&quot;parse-names&quot;:false,&quot;suffix&quot;:&quot;&quot;},{&quot;dropping-particle&quot;:&quot;&quot;,&quot;family&quot;:&quot;Theisen&quot;,&quot;given&quot;:&quot;Werner&quot;,&quot;non-dropping-particle&quot;:&quot;&quot;,&quot;parse-names&quot;:false,&quot;suffix&quot;:&quot;&quot;}],&quot;container-title&quot;:&quot;Materials Science and Engineering A&quot;,&quot;id&quot;:&quot;ITEM-1&quot;,&quot;issued&quot;:{&quot;date-parts&quot;:[[&quot;2016&quot;]]},&quot;page&quot;:&quot;365-376&quot;,&quot;publisher&quot;:&quot;Elsevier&quot;,&quot;title&quot;:&quot;Comparison of microstructure and mechanical properties of 316 L austenitic steel processed by selective laser melting with hot-isostatic pressed and cast material&quot;,&quot;type&quot;:&quot;article-journal&quot;,&quot;volume&quot;:&quot;678&quot;},&quot;uris&quot;:[&quot;http://www.mendeley.com/documents/?uuid=f4756cf7-ad37-41d6-977d-e87621748743&quot;]}],&quot;mendeley&quot;:{&quot;formattedCitation&quot;:&quot;[22]&quot;,&quot;plainTextFormattedCitation&quot;:&quot;[22]&quot;,&quot;previouslyFormattedCitation&quot;:&quot;[22]&quot;},&quot;properties&quot;:{&quot;noteIndex&quot;:0},&quot;schema&quot;:&quot;https://github.com/citation-style-language/schema/raw/master/csl-citation.json&quot;}"/>[22]<field:fieldmark-end/>, <field:fieldmark-start text:name="Bookmark22" field:type="ADDIN CSL_CITATION {&quot;citationItems&quot;:[{&quot;id&quot;:&quot;ITEM-1&quot;,&quot;itemData&quot;:{&quot;DOI&quot;:&quot;10.1007/978-0-387-92897-5_724&quot;,&quot;abstract&quot;:&quot;Welcome to the new edition of ASM Handbook, Volume 11, Failure Analysis and Prevention. Theme and Purpose of this Volume. The authors and editors assembled this Volume with several broad themes in mind. First, the most important goal of failure analysis is to decrease the occurrence of component failures through the understanding of the root cause for failure. Experienced failure analysts are often frustrated when, despite extensive engineering research, investigations, and failure analysis reports, the same types of failures occur again and again. When the root cause has been identified as defective global design rather than abuse or misuse, product quality and reliability is improved. The failure analyst should strive to uncover the underlying or root (technical) cause of the failure. The fact that a specific component appears to have failed in some way does not automatically mean that the component itself is defective. The problem may lie in the way the component was used, inspected, or maintained. If it is truly defective, then the analysis should determine whether the defect originates in design, manufacture (fabrication and assembly), material selection/processing, or unexpected service environment. This Volume provides a framework for investigating the above issues. In addition to sections devoted to design and manufacture, there are also sections on failures that occur through fracture, corrosion, and wear, as well as an article on failure through deformation. This Volume is also an attempt to address the principles, tools, techniques, and procedures necessary to plan, organize, and conduct a thorough investigation. Not every failure investigation is the same, and a failure root-cause analysis is more than a microstructural examination, a stress analysis, or a chemical corrosion analysis. All of these disciplines, as well as others, may be required to reach a root cause conclusion. No single volume, no matter how comprehensive, can present all the information that may potentially be needed. The emphasis of this Volume is on general principles with the widest applicability to situations that the reader is likely to encounter. References and sources of further information are provided throughout. While some common types of components or equipment may be included in some detail, not every type of machine can be treated. The reader is encouraged, and in fact urged, to pursue additional sources of information so as to understand the function and hist…&quot;,&quot;author&quot;:[{&quot;dropping-particle&quot;:&quot;&quot;,&quot;family&quot;:&quot;ASM&quot;,&quot;given&quot;:&quot;&quot;,&quot;non-dropping-particle&quot;:&quot;&quot;,&quot;parse-names&quot;:false,&quot;suffix&quot;:&quot;&quot;}],&quot;container-title&quot;:&quot;Encyclopedia of Tribology&quot;,&quot;id&quot;:&quot;ITEM-1&quot;,&quot;issued&quot;:{&quot;date-parts&quot;:[[&quot;1992&quot;]]},&quot;number-of-pages&quot;:&quot;2705-2711&quot;,&quot;title&quot;:&quot;ASM Handbook - Volume 18: Friction, Lubrication, and Wear Technology&quot;,&quot;type&quot;:&quot;book&quot;},&quot;uris&quot;:[&quot;http://www.mendeley.com/documents/?uuid=b1681224-45f8-4091-b600-a3827745cab0&quot;]}],&quot;mendeley&quot;:{&quot;formattedCitation&quot;:&quot;[23]&quot;,&quot;plainTextFormattedCitation&quot;:&quot;[23]&quot;,&quot;previouslyFormattedCitation&quot;:&quot;[23]&quot;},&quot;properties&quot;:{&quot;noteIndex&quot;:0},&quot;schema&quot;:&quot;https://github.com/citation-style-language/schema/raw/master/csl-citation.json&quot;}"/>[23]<field:fieldmark-end/>, <field:fieldmark-start text:name="Bookmark23" field:type="ADDIN CSL_CITATION {&quot;citationItems&quot;:[{&quot;id&quot;:&quot;ITEM-1&quot;,&quot;itemData&quot;:{&quot;ISBN&quot;:&quot;0871700077&quot;,&quot;ISSN&quot;:&quot;08170379&quot;,&quot;abstract&quot;:&quot;Welcome to the new edition of ASM Handbook, Volume 11, Failure Analysis and Prevention. Theme and Purpose of this Volume. The authors and editors assembled this Volume with several broad themes in mind. First, the most important goal of failure analysis is to decrease the occurrence of component failures through the understanding of the root cause for failure. Experienced failure analysts are often frustrated when, despite extensive engineering research, investigations, and failure analysis reports, the same types of failures occur again and again. When the root cause has been identified as defective global design rather than abuse or misuse, product quality and reliability is improved. The failure analyst should strive to uncover the underlying or root (technical) cause of the failure. The fact that a specific component appears to have failed in some way does not automatically mean that the component itself is defective. The problem may lie in the way the component was used, inspected, or maintained. If it is truly defective, then the analysis should determine whether the defect originates in design, manufacture (fabrication and assembly), material selection/processing, or unexpected service environment. This Volume provides a framework for investigating the above issues. In addition to sections devoted to design and manufacture, there are also sections on failures that occur through fracture, corrosion, and wear, as well as an article on failure through deformation. This Volume is also an attempt to address the principles, tools, techniques, and procedures necessary to plan, organize, and conduct a thorough investigation. Not every failure investigation is the same, and a failure root-cause analysis is more than a microstructural examination, a stress analysis, or a chemical corrosion analysis. All of these disciplines, as well as others, may be required to reach a root cause conclusion. No single volume, no matter how comprehensive, can present all the information that may potentially be needed. The emphasis of this Volume is on general principles with the widest applicability to situations that the reader is likely to encounter. References and sources of further information are provided throughout. While some common types of components or equipment may be included in some detail, not every type of machine can be treated. The reader is encouraged, and in fact urged, to pursue additional sources of information so as to understand the function and hist…&quot;,&quot;author&quot;:[{&quot;dropping-particle&quot;:&quot;&quot;,&quot;family&quot;:&quot;Handbook&quot;,&quot;given&quot;:&quot;ASM&quot;,&quot;non-dropping-particle&quot;:&quot;&quot;,&quot;parse-names&quot;:false,&quot;suffix&quot;:&quot;&quot;}],&quot;container-title&quot;:&quot;Technology&quot;,&quot;id&quot;:&quot;ITEM-1&quot;,&quot;issued&quot;:{&quot;date-parts&quot;:[[&quot;1990&quot;]]},&quot;page&quot;:&quot;3470&quot;,&quot;title&quot;:&quot;ASM Metals HandBook Volume 1 - Properties and Selections - Irons Steels and High and Performance&quot;,&quot;type&quot;:&quot;article-journal&quot;,&quot;volume&quot;:&quot;2&quot;},&quot;uris&quot;:[&quot;http://www.mendeley.com/documents/?uuid=fdc730cb-92eb-42b3-bc19-0aab8bc17487&quot;]}],&quot;mendeley&quot;:{&quot;formattedCitation&quot;:&quot;[24]&quot;,&quot;plainTextFormattedCitation&quot;:&quot;[24]&quot;,&quot;previouslyFormattedCitation&quot;:&quot;[24]&quot;},&quot;properties&quot;:{&quot;noteIndex&quot;:0},&quot;schema&quot;:&quot;https://github.com/citation-style-language/schema/raw/master/csl-citation.json&quot;}"/>[24]<field:fieldmark-end/>, <field:fieldmark-start text:name="Bookmark24" field:type="ADDIN CSL_CITATION {&quot;citationItems&quot;:[{&quot;id&quot;:&quot;ITEM-1&quot;,&quot;itemData&quot;:{&quot;ISBN&quot;:&quot;9780080952239&quot;,&quot;abstract&quot;:&quot;Understanding materials, their properties and behavior is fundamental to engineering design, and a key application of materials science. Written for all students of engineering, materials science and design, this book describes the procedures for material selection in mechanical design in order to ensure that the most suitable materials for a given application are identified from the full range of materials and section shapes available. Fully revised and expanded for this third edition, Materials Selection in Mechanical Design is recognized as one of the leading texts, and provides a unique and genuinely innovative resource. Features new to this edition New chapters on topics including process selection, material and shape selection, design of hybrid materials, environmental factors and industrial design. Online tutor resources - fully worked Instructor's Manual, full color materials selection charts, image bank for lecture presentations. Reader-friendly approach and attractive, easy to use two-color presentation. The methods developed in the book are implemented in Granta Design's widely used CES Educational software. Materials are introduced through their properties; materials selection charts (now available on line) capture the important features of all materials, allowing rapid retrieval of information and application of selection techniques. Merit indices, combined with charts, allow optimization of the materials selection process. Sources of material property data are reviewed and approaches to their use are given. Material processing and its influence on the design are discussed. New chapters on environmental issues, industrial engineering and materials design are included, as are new worked examples, exercise materials and a separate, online Instructor's Manual. New case studies have been developed to further illustrate procedures and to add to the practical implementation of the text.&quot;,&quot;author&quot;:[{&quot;dropping-particle&quot;:&quot;&quot;,&quot;family&quot;:&quot;Ashby&quot;,&quot;given&quot;:&quot;Michael&quot;,&quot;non-dropping-particle&quot;:&quot;&quot;,&quot;parse-names&quot;:false,&quot;suffix&quot;:&quot;&quot;}],&quot;container-title&quot;:&quot;Materials Selection in Mechanical Design: Fourth Edition&quot;,&quot;id&quot;:&quot;ITEM-1&quot;,&quot;issued&quot;:{&quot;date-parts&quot;:[[&quot;2011&quot;]]},&quot;number-of-pages&quot;:&quot;1-646&quot;,&quot;title&quot;:&quot;Materials selection in mechanical design: Fourth edition&quot;,&quot;type&quot;:&quot;book&quot;,&quot;volume&quot;:&quot;9780080952&quot;},&quot;uris&quot;:[&quot;http://www.mendeley.com/documents/?uuid=341202eb-87c0-4718-8835-20f17dbd4b68&quot;]}],&quot;mendeley&quot;:{&quot;formattedCitation&quot;:&quot;[25]&quot;,&quot;plainTextFormattedCitation&quot;:&quot;[25]&quot;,&quot;previouslyFormattedCitation&quot;:&quot;[25]&quot;},&quot;properties&quot;:{&quot;noteIndex&quot;:0},&quot;schema&quot;:&quot;https://github.com/citation-style-language/schema/raw/master/csl-citation.json&quot;}"/>[25]<field:fieldmark-end/>, <field:fieldmark-start text:name="Bookmark25" field:type="ADDIN CSL_CITATION {&quot;citationItems&quot;:[{&quot;id&quot;:&quot;ITEM-1&quot;,&quot;itemData&quot;:{&quot;DOI&quot;:&quot;10.1192/bjp.112.483.211-a&quot;,&quot;ISBN&quot;:&quot;9780073529288&quot;,&quot;ISSN&quot;:&quot;0007-1250&quot;,&quot;author&quot;:[{&quot;dropping-particle&quot;:&quot;&quot;,&quot;family&quot;:&quot;Budynas&quot;,&quot;given&quot;:&quot;Richard G.&quot;,&quot;non-dropping-particle&quot;:&quot;&quot;,&quot;parse-names&quot;:false,&quot;suffix&quot;:&quot;&quot;},{&quot;dropping-particle&quot;:&quot;&quot;,&quot;family&quot;:&quot;Nisbett&quot;,&quot;given&quot;:&quot;J. Keith&quot;,&quot;non-dropping-particle&quot;:&quot;&quot;,&quot;parse-names&quot;:false,&quot;suffix&quot;:&quot;&quot;}],&quot;container-title&quot;:&quot;The British Journal of Psychiatry&quot;,&quot;id&quot;:&quot;ITEM-1&quot;,&quot;issue&quot;:&quot;483&quot;,&quot;issued&quot;:{&quot;date-parts&quot;:[[&quot;2011&quot;]]},&quot;number-of-pages&quot;:&quot;211-212&quot;,&quot;title&quot;:&quot;Shigley's Mechanical Engineering Design&quot;,&quot;type&quot;:&quot;book&quot;,&quot;volume&quot;:&quot;112&quot;},&quot;uris&quot;:[&quot;http://www.mendeley.com/documents/?uuid=0401e73d-7755-4865-a22e-285ce186dbc8&quot;]}],&quot;mendeley&quot;:{&quot;formattedCitation&quot;:&quot;[26]&quot;,&quot;plainTextFormattedCitation&quot;:&quot;[26]&quot;},&quot;properties&quot;:{&quot;noteIndex&quot;:0},&quot;schema&quot;:&quot;https://github.com/citation-style-language/schema/raw/master/csl-citation.json&quot;}"/>[26]<field:fieldmark-end/></text:p>
      <text:p text:style-name="Standard"/>
      <text:h text:style-name="Heading_20_1" text:outline-level="1">References</text:h>
      <text:p text:style-name="P1"><field:fieldmark-start text:name="Bookmark26" field:type="ADDIN Mendeley Bibliography CSL_BIBLIOGRAPHY"/><text:span text:style-name="T2">[1]<text:tab/>S. M. Thompson, L. Bian, N. Shamsaei, and A. Yadollahi, “An overview of Direct Laser Deposition for additive manufacturing; Part I: Transport phenomena, modeling and diagnostics,” </text:span><text:span text:style-name="T3">Addit. Manuf.</text:span><text:span text:style-name="T2">, vol. 8, pp. 36–62, 2015.</text:span><field:fieldmark-end/></text:p>
      <text:p text:style-name="P1"><text:span text:style-name="T2">[2]<text:tab/>T. DebRoy </text:span><text:span text:style-name="T3">et al.</text:span><text:span text:style-name="T2">, “Additive manufacturing of metallic components – Process, structure and properties,” </text:span><text:span text:style-name="T3">Prog. Mater. Sci.</text:span><text:span text:style-name="T2">, vol. 92, pp. 112–224, 2017.</text:span></text:p>
      <text:p text:style-name="P1"><text:span text:style-name="T2">[3]<text:tab/>J. S. Keist and T. A. Palmer, “Role of geometry on properties of additively manufactured Ti-6Al-4V structures fabricated using laser based directed energy deposition,” </text:span><text:span text:style-name="T3">Mater. Des.</text:span><text:span text:style-name="T2">, vol. 106, pp. 482–494, 2016.</text:span></text:p>
      <text:p text:style-name="P1"><text:span text:style-name="T2">[4]<text:tab/>M. Schneider, “Laser clading with powder effect of some machining parameters on clad properties,” 1998.</text:span></text:p>
      <text:p text:style-name="P1"><text:span text:style-name="T2">[5]<text:tab/>Y.-L. Huang, G.-Y. Liang, J.-Y. Su, and J.-G. Li, “Interaction between laser beam and powder stream in the process of laser cladding with powder feeding,” </text:span><text:span text:style-name="T3">Model. Simul. Mater. Sci. Eng.</text:span><text:span text:style-name="T2">, vol. 13, no. 1, pp. 47–56, Jan. 2005.</text:span></text:p>
      <text:p text:style-name="P1"><text:span text:style-name="T2">[6]<text:tab/>J. M. S. de Souza, R. Gomes, N. Silva, M. Pereira, and C. Amaral, “TRIBOLOGICAL EVALUATION OF NI-CR-B-SI COATINGS DEPOSITED BY LASER METAL DEPOSITION AND TREATED BY LASER,” no. Lmd, 2019.</text:span></text:p>
      <text:p text:style-name="P1"><text:span text:style-name="T2">[7]<text:tab/>C. Amaral, “Powder fed laser based Directed Energy Deposition: Introduction and discussion of process characteristics,” 2019.</text:span></text:p>
      <text:p text:style-name="P1"><text:span text:style-name="T2">[8]<text:tab/>D. Eisenbarth, P. M. B. Esteves, F. Wirth, and K. Wegener, “Spatial powder flow measurement and efficiency prediction for laser direct metal deposition,” </text:span><text:span text:style-name="T3">Surf. Coatings Technol.</text:span></text:p>
      <text:p text:style-name="P1"><text:span text:style-name="T2">[9]<text:tab/>F. Wirth, S. Freihse, D. Eisenbarth, and K. Wegener, “Interaction of powder jet and laser beam in blown powder laser deposition processes: Measurement and simulation methods,” 2017.</text:span></text:p>
      <text:p text:style-name="P1"><text:span text:style-name="T2">[10]<text:tab/>A. Metel, M. Stebulyanin, S. Fedorov, and A. Okunkova, “Power Density Distribution for Laser Additive Manufacturing (SLM): Potential, Fundamentals and Advanced Applications,” </text:span><text:span text:style-name="T3">Technologies</text:span><text:span text:style-name="T2">, vol. 7, no. 1, p. 5, 2019.</text:span></text:p>
      <text:p text:style-name="P1"><text:span text:style-name="T2">[11]<text:tab/>R. Poprawe, K. Boucke, and D. Hoffman, </text:span><text:span text:style-name="T3">Tailored Light 1</text:span><text:span text:style-name="T2">. 2018.</text:span></text:p>
      <text:p text:style-name="P1"><text:span text:style-name="T2">[12]<text:tab/>Y. Kawahito </text:span><text:span text:style-name="T3">et al.</text:span><text:span text:style-name="T2">, “Elucidation of the effect of welding speed on melt flows in high-</text:span><text:soft-page-break/><text:span text:style-name="T2">brightness and high-power laser welding of stainless steel on basis of three-dimensional X-ray transmission in situ observation,” </text:span><text:span text:style-name="T3">Weld. Int.</text:span><text:span text:style-name="T2">, vol. 31, no. 3, pp. 206–213, 2016.</text:span></text:p>
      <text:p text:style-name="P1"><text:span text:style-name="T2">[13]<text:tab/>Y. Kok </text:span><text:span text:style-name="T3">et al.</text:span><text:span text:style-name="T2">, “Anisotropy and heterogeneity of microstructure and mechanical properties in metal additive manufacturing: A critical review,” </text:span><text:span text:style-name="T3">Mater. Des.</text:span><text:span text:style-name="T2">, 2017.</text:span></text:p>
      <text:p text:style-name="P1"><text:span text:style-name="T2">[14]<text:tab/>J. J. Lewandowski and M. Seifi, “Metal Additive Manufacturing: A Review of Mechanical Properties,” vol. 46, no. 1, pp. 151–186, 2016.</text:span></text:p>
      <text:p text:style-name="P1"><text:span text:style-name="T2">[15]<text:tab/>A. Dass and A. Moridi, “State of the Art in Directed Energy Deposition: From Additive Manufacturing to Materials Design,” </text:span><text:span text:style-name="T3">Coatings</text:span><text:span text:style-name="T2">, 2019.</text:span></text:p>
      <text:p text:style-name="P1"><text:span text:style-name="T2">[16]<text:tab/>A. Saboori, A. Aversa, G. Marchese, S. Biamino, M. Lombardi, and P. Fino, “Application of Directed Energy Deposition-Based Additive Manufacturing in Repair,” </text:span><text:span text:style-name="T3">Appl. Sci.</text:span><text:span text:style-name="T2">, vol. 9, no. 16, p. 3316, 2019.</text:span></text:p>
      <text:p text:style-name="P1"><text:span text:style-name="T2">[17]<text:tab/>M. L. Griffith </text:span><text:span text:style-name="T3">et al.</text:span><text:span text:style-name="T2">, “Understanding the Microstructure and Properties of,” vol. 625, pp. 9–20, 2000.</text:span></text:p>
      <text:p text:style-name="P1"><text:span text:style-name="T2">[18]<text:tab/>J. M. Wilson, C. Piya, Y. C. Shin, F. Zhao, and K. Ramani, “Remanufacturing of turbine blades by laser direct deposition with its energy and environmental impact analysis,” </text:span><text:span text:style-name="T3">J. Clean. Prod.</text:span><text:span text:style-name="T2">, vol. 80, pp. 170–178, 2014.</text:span></text:p>
      <text:p text:style-name="P1"><text:span text:style-name="T2">[19]<text:tab/>A. J. Sterling, B. Torries, N. Shamsaei, S. M. Thompson, and D. W. Seely, “Fatigue behavior and failure mechanisms of direct laser deposited Ti-6Al-4V,” </text:span><text:span text:style-name="T3">Mater. Sci. Eng. A</text:span><text:span text:style-name="T2">, vol. 655, pp. 100–112, 2016.</text:span></text:p>
      <text:p text:style-name="P1"><text:span text:style-name="T2">[20]<text:tab/>B. Dutta and F. H. Froes, “Additive manufacturing of titanium alloys,” </text:span><text:span text:style-name="T3">Addit. Manuf. Handb. Prod. Dev. Def. Ind.</text:span><text:span text:style-name="T2">, vol. 00, no. 00, pp. 263–274, 2017.</text:span></text:p>
      <text:p text:style-name="P1"><text:span text:style-name="T2">[21]<text:tab/>N. Kurgan, “Effect of porosity and density on the mechanical and microstructural properties of sintered 316L stainless steel implant materials,” </text:span><text:span text:style-name="T3">Mater. Des.</text:span><text:span text:style-name="T2">, vol. 55, pp. 235–241, 2014.</text:span></text:p>
      <text:p text:style-name="P1"><text:span text:style-name="T2">[22]<text:tab/>A. Röttger, K. Geenen, M. Windmann, F. Binner, and W. Theisen, “Comparison of microstructure and mechanical properties of 316 L austenitic steel processed by selective laser melting with hot-isostatic pressed and cast material,” </text:span><text:span text:style-name="T3">Mater. Sci. Eng. A</text:span><text:span text:style-name="T2">, vol. 678, pp. 365–376, 2016.</text:span></text:p>
      <text:p text:style-name="P1"><text:span text:style-name="T2">[23]<text:tab/>ASM, </text:span><text:span text:style-name="T3">ASM Handbook - Volume 18: Friction, Lubrication, and Wear Technology</text:span><text:span text:style-name="T2">. 1992.</text:span></text:p>
      <text:p text:style-name="P1"><text:span text:style-name="T2">[24]<text:tab/>A. Handbook, “ASM Metals HandBook Volume 1 - Properties and Selections - Irons Steels and High and Performance,” </text:span><text:span text:style-name="T3">Technology</text:span><text:span text:style-name="T2">, vol. 2, p. 3470, 1990.</text:span></text:p>
      <text:p text:style-name="P1"><text:span text:style-name="T2">[25]<text:tab/>M. Ashby, </text:span><text:span text:style-name="T3">Materials selection in mechanical design: Fourth edition</text:span><text:span text:style-name="T2">, vol. 9780080952. 2011.</text:span></text:p>
      <text:p text:style-name="P1"><text:span text:style-name="T2">[26]<text:tab/>R. G. Budynas and J. K. Nisbett, </text:span><text:span text:style-name="T3">Shigley’s Mechanical Engineering Design</text:span><text:span text:style-name="T2">, vol. 112, no. 483. 2011.</text:span><text:bookmark text:name="_GoBack"/></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6%"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size-complex="16pt"/>
    </style:style>
    <style:style style:name="Title" style:family="paragraph" style:parent-style-name="Standard" style:next-style-name="Standard" style:default-outline-level="" style:class="chapter">
      <style:paragraph-properties fo:margin-top="0cm" fo:margin-bottom="0cm" loext:contextual-spacing="false" fo:line-height="100%"/>
      <style:text-properties style:font-name="Calibri Light" fo:font-family="'Calibri Light'" style:font-family-generic="roman" style:font-pitch="variable" fo:font-size="28pt" fo:letter-spacing="-0.018cm" style:letter-kerning="true" style:font-name-asian="Times New Roman" style:font-family-asian="'Times New Roman'" style:font-family-generic-asian="system" style:font-pitch-asian="variable" style:font-size-asian="28pt" style:font-size-complex="28pt"/>
    </style:style>
    <style:style style:name="Foot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Times New Roman" style:font-family-asian="'Times New Roman'"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alil Amaral</meta:initial-creator>
    <dc:creator>Calil Amaral</dc:creator>
    <meta:editing-cycles>46</meta:editing-cycles>
    <meta:creation-date>2019-10-05T19:17:00</meta:creation-date>
    <dc:date>2019-10-07T19:02:00</dc:date>
    <meta:editing-duration>P1DT53M</meta:editing-duration>
    <meta:generator>LibreOffice/6.3.2.2$Windows_X86_64 LibreOffice_project/98b30e735bda24bc04ab42594c85f7fd8be07b9c</meta:generator>
    <meta:document-statistic meta:table-count="0" meta:image-count="0" meta:object-count="0" meta:page-count="2" meta:paragraph-count="30" meta:word-count="811" meta:character-count="4728" meta:non-whitespace-character-count="402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Recent Style Id 0_1" meta:value-type="string">http://www.zotero.org/styles/apa</meta:user-defined>
    <meta:user-defined meta:name="Mendeley Recent Style Id 1_1" meta:value-type="string">http://www.zotero.org/styles/associacao-brasileira-de-normas-tecnicas</meta:user-defined>
    <meta:user-defined meta:name="Mendeley Recent Style Id 2_1" meta:value-type="string">http://www.zotero.org/styles/associacao-brasileira-de-normas-tecnicas-note</meta:user-defined>
    <meta:user-defined meta:name="Mendeley Recent Style Id 3_1" meta:value-type="string">http://www.zotero.org/styles/chicago-author-date</meta:user-defined>
    <meta:user-defined meta:name="Mendeley Recent Style Id 4_1" meta:value-type="string">http://www.zotero.org/styles/harvard1</meta:user-defined>
    <meta:user-defined meta:name="Mendeley Recent Style Id 5_1" meta:value-type="string">http://www.zotero.org/styles/ieee</meta:user-defined>
    <meta:user-defined meta:name="Mendeley Recent Style Id 6_1" meta:value-type="string">http://www.zotero.org/styles/associacao-brasileira-de-normas-tecnicas-ipea</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sychological Association 6th edition</meta:user-defined>
    <meta:user-defined meta:name="Mendeley Recent Style Name 1_1" meta:value-type="string">Associação Brasileira de Normas Técnicas (Portuguese - Brazil)</meta:user-defined>
    <meta:user-defined meta:name="Mendeley Recent Style Name 2_1" meta:value-type="string">Associação Brasileira de Normas Técnicas (note, Portuguese - Brazil)</meta:user-defined>
    <meta:user-defined meta:name="Mendeley Recent Style Name 3_1" meta:value-type="string">Chicago Manual of Style 17th edition (author-date)</meta:user-defined>
    <meta:user-defined meta:name="Mendeley Recent Style Name 4_1" meta:value-type="string">Harvard reference format 1 (deprecated)</meta:user-defined>
    <meta:user-defined meta:name="Mendeley Recent Style Name 5_1" meta:value-type="string">IEEE</meta:user-defined>
    <meta:user-defined meta:name="Mendeley Recent Style Name 6_1" meta:value-type="string">Instituto de Pesquisa Econômica Aplicada - ABNT (Portuguese - Brazil)</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8th edition</meta:user-defined>
    <meta:user-defined meta:name="Mendeley Recent Style Name 9_1" meta:value-type="string">Nature</meta:user-defined>
    <meta:user-defined meta:name="Mendeley Unique User Id_1" meta:value-type="string">4e6d2e69-789a-36c1-92b2-bf5178723392</meta:user-defined>
    <meta:user-defined meta:name="ScaleCrop" meta:value-type="boolean">false</meta:user-defined>
    <meta:user-defined meta:name="ShareDoc" meta:value-type="boolean">false</meta:user-defined>
    <meta:template xlink:type="simple" xlink:actuate="onRequest" xlink:title="Normal" xlink:href=""/>
  </office:meta>
</office:document-meta>
</file>